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 style:family="table">
      <style:table-properties style:width="6.5313in" fo:margin-left="-0.0208in" fo:margin-right="-0.0104in" table:align="margins" style:writing-mode="lr-tb"/>
    </style:style>
    <style:style style:name="Table3.A" style:family="table-column">
      <style:table-column-properties style:column-width="0.8069in" style:rel-column-width="8096*"/>
    </style:style>
    <style:style style:name="Table3.B" style:family="table-column">
      <style:table-column-properties style:column-width="0.7861in" style:rel-column-width="7887*"/>
    </style:style>
    <style:style style:name="Table3.C" style:family="table-column">
      <style:table-column-properties style:column-width="1.1028in" style:rel-column-width="11065*"/>
    </style:style>
    <style:style style:name="Table3.D" style:family="table-column">
      <style:table-column-properties style:column-width="3.8354in" style:rel-column-width="38487*"/>
    </style:style>
    <style:style style:name="Table3.1" style:family="table-row">
      <style:table-row-properties style:min-row-height="0.1861in" style:keep-together="true" fo:keep-together="auto"/>
    </style:style>
    <style:style style:name="Table3.A1" style:family="table-cell">
      <style:table-cell-properties style:vertical-align="middle" fo:padding-left="0.0208in" fo:padding-right="0.0208in" fo:padding-top="0in" fo:padding-bottom="0in" fo:border="none"/>
    </style:style>
    <style:style style:name="Table3.5" style:family="table-row">
      <style:table-row-properties style:min-row-height="0.3521in" style:keep-together="true" fo:keep-together="auto"/>
    </style:style>
    <style:style style:name="Table3.26" style:family="table-row">
      <style:table-row-properties style:min-row-height="0.5181in" style:keep-together="true" fo:keep-together="auto"/>
    </style:style>
    <style:style style:name="Table3.65" style:family="table-row">
      <style:table-row-properties style:min-row-height="0.684in" style:keep-together="true" fo:keep-together="auto"/>
    </style:style>
    <style:style style:name="Table3.67" style:family="table-row">
      <style:table-row-properties style:min-row-height="0.8493in" style:keep-together="true" fo:keep-together="auto"/>
    </style:style>
    <style:style style:name="Table4" style:family="table">
      <style:table-properties style:width="6.5313in" fo:margin-left="-0.0208in" fo:margin-right="-0.0104in" table:align="margins" style:writing-mode="lr-tb"/>
    </style:style>
    <style:style style:name="Table4.A" style:family="table-column">
      <style:table-column-properties style:column-width="0.8069in" style:rel-column-width="8096*"/>
    </style:style>
    <style:style style:name="Table4.B" style:family="table-column">
      <style:table-column-properties style:column-width="0.7861in" style:rel-column-width="7887*"/>
    </style:style>
    <style:style style:name="Table4.C" style:family="table-column">
      <style:table-column-properties style:column-width="1.1028in" style:rel-column-width="11065*"/>
    </style:style>
    <style:style style:name="Table4.D" style:family="table-column">
      <style:table-column-properties style:column-width="3.8354in" style:rel-column-width="38487*"/>
    </style:style>
    <style:style style:name="Table4.1" style:family="table-row">
      <style:table-row-properties style:min-row-height="0.1861in" style:keep-together="true" fo:keep-together="auto"/>
    </style:style>
    <style:style style:name="Table4.A1" style:family="table-cell">
      <style:table-cell-properties style:vertical-align="middle" fo:padding-left="0.0208in" fo:padding-right="0.0208in" fo:padding-top="0in" fo:padding-bottom="0in" fo:border="none"/>
    </style:style>
    <style:style style:name="Table4.3" style:family="table-row">
      <style:table-row-properties style:min-row-height="0.3521in" style:keep-together="true" fo:keep-together="auto"/>
    </style:style>
    <style:style style:name="Table5" style:family="table">
      <style:table-properties style:width="6.0653in" fo:margin-left="0.0208in" fo:margin-right="0.4139in" table:align="margins" style:writing-mode="lr-tb"/>
    </style:style>
    <style:style style:name="Table5.A" style:family="table-column">
      <style:table-column-properties style:column-width="1.0938in" style:rel-column-width="11817*"/>
    </style:style>
    <style:style style:name="Table5.B" style:family="table-column">
      <style:table-column-properties style:column-width="1.75in" style:rel-column-width="18908*"/>
    </style:style>
    <style:style style:name="Table5.C" style:family="table-column">
      <style:table-column-properties style:column-width="1.375in" style:rel-column-width="14856*"/>
    </style:style>
    <style:style style:name="Table5.D" style:family="table-column">
      <style:table-column-properties style:column-width="1.8465in" style:rel-column-width="19954*"/>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075in" fo:margin-left="0.0104in" fo:margin-right="0.4146in" table:align="margins" style:writing-mode="lr-tb"/>
    </style:style>
    <style:style style:name="Table6.A" style:family="table-column">
      <style:table-column-properties style:column-width="1.7292in" style:rel-column-width="18653*"/>
    </style:style>
    <style:style style:name="Table6.B" style:family="table-column">
      <style:table-column-properties style:column-width="4.3458in" style:rel-column-width="46882*"/>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0653in" fo:margin-left="0.0208in" fo:margin-right="0.4139in" table:align="margins" style:writing-mode="lr-tb"/>
    </style:style>
    <style:style style:name="Table7.A" style:family="table-column">
      <style:table-column-properties style:column-width="1.0938in" style:rel-column-width="11817*"/>
    </style:style>
    <style:style style:name="Table7.B" style:family="table-column">
      <style:table-column-properties style:column-width="1.75in" style:rel-column-width="18908*"/>
    </style:style>
    <style:style style:name="Table7.C" style:family="table-column">
      <style:table-column-properties style:column-width="1.375in" style:rel-column-width="14856*"/>
    </style:style>
    <style:style style:name="Table7.D" style:family="table-column">
      <style:table-column-properties style:column-width="1.8465in" style:rel-column-width="1995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075in" fo:margin-left="0.0104in" fo:margin-right="0.4146in" table:align="margins" style:writing-mode="lr-tb"/>
    </style:style>
    <style:style style:name="Table8.A" style:family="table-column">
      <style:table-column-properties style:column-width="1.7292in" style:rel-column-width="18653*"/>
    </style:style>
    <style:style style:name="Table8.B" style:family="table-column">
      <style:table-column-properties style:column-width="4.3458in" style:rel-column-width="46882*"/>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0653in" fo:margin-left="0.0208in" fo:margin-right="0.4139in" table:align="margins" style:writing-mode="lr-tb"/>
    </style:style>
    <style:style style:name="Table9.A" style:family="table-column">
      <style:table-column-properties style:column-width="1.0938in" style:rel-column-width="11817*"/>
    </style:style>
    <style:style style:name="Table9.B" style:family="table-column">
      <style:table-column-properties style:column-width="1.75in" style:rel-column-width="18908*"/>
    </style:style>
    <style:style style:name="Table9.C" style:family="table-column">
      <style:table-column-properties style:column-width="1.375in" style:rel-column-width="14856*"/>
    </style:style>
    <style:style style:name="Table9.D" style:family="table-column">
      <style:table-column-properties style:column-width="1.8465in" style:rel-column-width="19954*"/>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075in" fo:margin-left="0.0104in" fo:margin-right="0.4146in" table:align="margins" style:writing-mode="lr-tb"/>
    </style:style>
    <style:style style:name="Table10.A" style:family="table-column">
      <style:table-column-properties style:column-width="1.7292in" style:rel-column-width="18653*"/>
    </style:style>
    <style:style style:name="Table10.B" style:family="table-column">
      <style:table-column-properties style:column-width="4.3458in" style:rel-column-width="46882*"/>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653in" fo:margin-left="0.0208in" fo:margin-right="0.4139in" table:align="margins" style:writing-mode="lr-tb"/>
    </style:style>
    <style:style style:name="Table11.A" style:family="table-column">
      <style:table-column-properties style:column-width="1.0938in" style:rel-column-width="11817*"/>
    </style:style>
    <style:style style:name="Table11.B" style:family="table-column">
      <style:table-column-properties style:column-width="1.75in" style:rel-column-width="18908*"/>
    </style:style>
    <style:style style:name="Table11.C" style:family="table-column">
      <style:table-column-properties style:column-width="1.375in" style:rel-column-width="14856*"/>
    </style:style>
    <style:style style:name="Table11.D" style:family="table-column">
      <style:table-column-properties style:column-width="1.8465in" style:rel-column-width="19954*"/>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2" style:family="table">
      <style:table-properties style:width="6.075in" fo:margin-left="0.0104in" fo:margin-right="0.4146in" table:align="margins" style:writing-mode="lr-tb"/>
    </style:style>
    <style:style style:name="Table12.A" style:family="table-column">
      <style:table-column-properties style:column-width="1.7292in" style:rel-column-width="18653*"/>
    </style:style>
    <style:style style:name="Table12.B" style:family="table-column">
      <style:table-column-properties style:column-width="4.3458in" style:rel-column-width="46882*"/>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3" style:family="table">
      <style:table-properties style:width="6.0653in" fo:margin-left="0.0208in" fo:margin-right="0.4139in" table:align="margins" style:writing-mode="lr-tb"/>
    </style:style>
    <style:style style:name="Table13.A" style:family="table-column">
      <style:table-column-properties style:column-width="1.0938in" style:rel-column-width="11817*"/>
    </style:style>
    <style:style style:name="Table13.B" style:family="table-column">
      <style:table-column-properties style:column-width="1.75in" style:rel-column-width="18908*"/>
    </style:style>
    <style:style style:name="Table13.C" style:family="table-column">
      <style:table-column-properties style:column-width="1.375in" style:rel-column-width="14856*"/>
    </style:style>
    <style:style style:name="Table13.D" style:family="table-column">
      <style:table-column-properties style:column-width="1.8465in" style:rel-column-width="19954*"/>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4" style:family="table">
      <style:table-properties style:width="6.075in" fo:margin-left="0.0104in" fo:margin-right="0.4146in" table:align="margins" style:writing-mode="lr-tb"/>
    </style:style>
    <style:style style:name="Table14.A" style:family="table-column">
      <style:table-column-properties style:column-width="1.7292in" style:rel-column-width="18653*"/>
    </style:style>
    <style:style style:name="Table14.B" style:family="table-column">
      <style:table-column-properties style:column-width="4.3458in" style:rel-column-width="46882*"/>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5" style:family="table">
      <style:table-properties style:width="6.0653in" fo:margin-left="0.0208in" fo:margin-right="0.4139in" table:align="margins" style:writing-mode="lr-tb"/>
    </style:style>
    <style:style style:name="Table15.A" style:family="table-column">
      <style:table-column-properties style:column-width="1.0938in" style:rel-column-width="11817*"/>
    </style:style>
    <style:style style:name="Table15.B" style:family="table-column">
      <style:table-column-properties style:column-width="1.75in" style:rel-column-width="18908*"/>
    </style:style>
    <style:style style:name="Table15.C" style:family="table-column">
      <style:table-column-properties style:column-width="1.375in" style:rel-column-width="14856*"/>
    </style:style>
    <style:style style:name="Table15.D" style:family="table-column">
      <style:table-column-properties style:column-width="1.8465in" style:rel-column-width="19954*"/>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6" style:family="table">
      <style:table-properties style:width="6.075in" fo:margin-left="0.0104in" fo:margin-right="0.4146in" table:align="margins" style:writing-mode="lr-tb"/>
    </style:style>
    <style:style style:name="Table16.A" style:family="table-column">
      <style:table-column-properties style:column-width="1.7292in" style:rel-column-width="18653*"/>
    </style:style>
    <style:style style:name="Table16.B" style:family="table-column">
      <style:table-column-properties style:column-width="4.3458in" style:rel-column-width="46882*"/>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7" style:family="table">
      <style:table-properties style:width="6.0653in" fo:margin-left="0.0208in" fo:margin-right="0.4139in" table:align="margins" style:writing-mode="lr-tb"/>
    </style:style>
    <style:style style:name="Table17.A" style:family="table-column">
      <style:table-column-properties style:column-width="1.0938in" style:rel-column-width="11817*"/>
    </style:style>
    <style:style style:name="Table17.B" style:family="table-column">
      <style:table-column-properties style:column-width="1.75in" style:rel-column-width="18908*"/>
    </style:style>
    <style:style style:name="Table17.C" style:family="table-column">
      <style:table-column-properties style:column-width="1.375in" style:rel-column-width="14856*"/>
    </style:style>
    <style:style style:name="Table17.D" style:family="table-column">
      <style:table-column-properties style:column-width="1.8465in" style:rel-column-width="19954*"/>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8" style:family="table">
      <style:table-properties style:width="6.075in" fo:margin-left="0.0104in" fo:margin-right="0.4146in" table:align="margins" style:writing-mode="lr-tb"/>
    </style:style>
    <style:style style:name="Table18.A" style:family="table-column">
      <style:table-column-properties style:column-width="1.7292in" style:rel-column-width="18653*"/>
    </style:style>
    <style:style style:name="Table18.B" style:family="table-column">
      <style:table-column-properties style:column-width="4.3458in" style:rel-column-width="46882*"/>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9" style:family="table">
      <style:table-properties style:width="6.0653in" fo:margin-left="0.0208in" fo:margin-right="0.4139in" table:align="margins" style:writing-mode="lr-tb"/>
    </style:style>
    <style:style style:name="Table19.A" style:family="table-column">
      <style:table-column-properties style:column-width="1.0938in" style:rel-column-width="11817*"/>
    </style:style>
    <style:style style:name="Table19.B" style:family="table-column">
      <style:table-column-properties style:column-width="1.75in" style:rel-column-width="18908*"/>
    </style:style>
    <style:style style:name="Table19.C" style:family="table-column">
      <style:table-column-properties style:column-width="1.375in" style:rel-column-width="14856*"/>
    </style:style>
    <style:style style:name="Table19.D" style:family="table-column">
      <style:table-column-properties style:column-width="1.8465in" style:rel-column-width="19954*"/>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0" style:family="table">
      <style:table-properties style:width="6.075in" fo:margin-left="0.0104in" fo:margin-right="0.4146in" table:align="margins" style:writing-mode="lr-tb"/>
    </style:style>
    <style:style style:name="Table20.A" style:family="table-column">
      <style:table-column-properties style:column-width="1.7292in" style:rel-column-width="18653*"/>
    </style:style>
    <style:style style:name="Table20.B" style:family="table-column">
      <style:table-column-properties style:column-width="4.3458in" style:rel-column-width="46882*"/>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1" style:family="table">
      <style:table-properties style:width="6.0653in" fo:margin-left="0.0208in" fo:margin-right="0.4139in" table:align="margins" style:writing-mode="lr-tb"/>
    </style:style>
    <style:style style:name="Table21.A" style:family="table-column">
      <style:table-column-properties style:column-width="1.0938in" style:rel-column-width="11817*"/>
    </style:style>
    <style:style style:name="Table21.B" style:family="table-column">
      <style:table-column-properties style:column-width="1.75in" style:rel-column-width="18908*"/>
    </style:style>
    <style:style style:name="Table21.C" style:family="table-column">
      <style:table-column-properties style:column-width="1.375in" style:rel-column-width="14856*"/>
    </style:style>
    <style:style style:name="Table21.D" style:family="table-column">
      <style:table-column-properties style:column-width="1.8465in" style:rel-column-width="19954*"/>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2" style:family="table">
      <style:table-properties style:width="6.075in" fo:margin-left="0.0104in" fo:margin-right="0.4146in" table:align="margins" style:writing-mode="lr-tb"/>
    </style:style>
    <style:style style:name="Table22.A" style:family="table-column">
      <style:table-column-properties style:column-width="1.7292in" style:rel-column-width="18653*"/>
    </style:style>
    <style:style style:name="Table22.B" style:family="table-column">
      <style:table-column-properties style:column-width="4.3458in" style:rel-column-width="46882*"/>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3" style:family="table">
      <style:table-properties style:width="6.0653in" fo:margin-left="0.0208in" fo:margin-right="0.4139in" table:align="margins" style:writing-mode="lr-tb"/>
    </style:style>
    <style:style style:name="Table23.A" style:family="table-column">
      <style:table-column-properties style:column-width="1.0938in" style:rel-column-width="11817*"/>
    </style:style>
    <style:style style:name="Table23.B" style:family="table-column">
      <style:table-column-properties style:column-width="1.75in" style:rel-column-width="18908*"/>
    </style:style>
    <style:style style:name="Table23.C" style:family="table-column">
      <style:table-column-properties style:column-width="1.375in" style:rel-column-width="14856*"/>
    </style:style>
    <style:style style:name="Table23.D" style:family="table-column">
      <style:table-column-properties style:column-width="1.8465in" style:rel-column-width="19954*"/>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4" style:family="table">
      <style:table-properties style:width="6.075in" fo:margin-left="0.0104in" fo:margin-right="0.4146in" table:align="margins" style:writing-mode="lr-tb"/>
    </style:style>
    <style:style style:name="Table24.A" style:family="table-column">
      <style:table-column-properties style:column-width="1.7292in" style:rel-column-width="18653*"/>
    </style:style>
    <style:style style:name="Table24.B" style:family="table-column">
      <style:table-column-properties style:column-width="4.3458in" style:rel-column-width="46882*"/>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5" style:family="table">
      <style:table-properties style:width="6.0653in" fo:margin-left="0.0208in" fo:margin-right="0.4139in" table:align="margins" style:writing-mode="lr-tb"/>
    </style:style>
    <style:style style:name="Table25.A" style:family="table-column">
      <style:table-column-properties style:column-width="1.0938in" style:rel-column-width="11817*"/>
    </style:style>
    <style:style style:name="Table25.B" style:family="table-column">
      <style:table-column-properties style:column-width="1.75in" style:rel-column-width="18908*"/>
    </style:style>
    <style:style style:name="Table25.C" style:family="table-column">
      <style:table-column-properties style:column-width="1.375in" style:rel-column-width="14856*"/>
    </style:style>
    <style:style style:name="Table25.D" style:family="table-column">
      <style:table-column-properties style:column-width="1.8465in" style:rel-column-width="19954*"/>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D3"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6" style:family="table">
      <style:table-properties style:width="6.075in" fo:margin-left="0.0104in" fo:margin-right="0.4146in" table:align="margins" style:writing-mode="lr-tb"/>
    </style:style>
    <style:style style:name="Table26.A" style:family="table-column">
      <style:table-column-properties style:column-width="1.7292in" style:rel-column-width="18653*"/>
    </style:style>
    <style:style style:name="Table26.B" style:family="table-column">
      <style:table-column-properties style:column-width="4.3458in" style:rel-column-width="46882*"/>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7" style:family="table">
      <style:table-properties style:width="6.5in" table:align="left" style:writing-mode="lr-tb"/>
    </style:style>
    <style:style style:name="Table27.A" style:family="table-column">
      <style:table-column-properties style:column-width="1.2806in"/>
    </style:style>
    <style:style style:name="Table27.B" style:family="table-column">
      <style:table-column-properties style:column-width="1.6243in"/>
    </style:style>
    <style:style style:name="Table27.C" style:family="table-column">
      <style:table-column-properties style:column-width="3.5951in"/>
    </style:style>
    <style:style style:name="Table27.A1" style:family="table-cell">
      <style:table-cell-properties fo:padding-left="0.0403in" fo:padding-right="0in" fo:padding-top="0.0201in" fo:padding-bottom="0.0201in" fo:border-left="0.0007in solid #000000" fo:border-right="none" fo:border-top="0.0007in solid #000000" fo:border-bottom="0.0007in solid #000000"/>
    </style:style>
    <style:style style:name="Table27.C1" style:family="table-cell">
      <style:table-cell-properties fo:padding-left="0.0403in" fo:padding-right="0in" fo:padding-top="0.0201in" fo:padding-bottom="0.0201in" fo:border="0.0007in solid #000000"/>
    </style:style>
    <style:style style:name="Table27.A2" style:family="table-cell">
      <style:table-cell-properties fo:padding-left="0.0403in" fo:padding-right="0in" fo:padding-top="0.0201in" fo:padding-bottom="0.0201in" fo:border-left="0.0007in solid #000000" fo:border-right="none" fo:border-top="none" fo:border-bottom="0.0007in solid #000000"/>
    </style:style>
    <style:style style:name="Table27.C2" style:family="table-cell">
      <style:table-cell-properties fo:padding-left="0.0403in" fo:padding-right="0in" fo:padding-top="0.0201in" fo:padding-bottom="0.0201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language="zxx" fo:country="none" style:language-asian="zxx" style:country-asian="none" style:font-name-complex="Arial" style:font-size-complex="16pt"/>
    </style:style>
    <style:style style:name="P10" style:family="paragraph" style:parent-style-name="Standard">
      <style:paragraph-properties fo:text-align="center" style:justify-single-word="false" style:text-autospace="none"/>
      <style:text-properties style:font-name="Verdana" fo:font-size="10pt" style:font-size-asian="10pt" style:font-size-complex="10pt"/>
    </style:style>
    <style:style style:name="P11" style:family="paragraph" style:parent-style-name="Standard">
      <style:paragraph-properties fo:text-align="start" style:justify-single-word="false" style:text-autospace="none"/>
      <style:text-properties style:font-name="Verdana" fo:font-size="10pt" style:font-size-asian="10pt" style:font-size-complex="10pt"/>
    </style:style>
    <style:style style:name="P12" style:family="paragraph" style:parent-style-name="Standard">
      <style:paragraph-properties fo:text-align="center" style:justify-single-word="false" style:text-autospace="none"/>
      <style:text-properties style:font-name="Verdana"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 fo:font-size="10pt" fo:font-weight="bold" style:font-size-asian="10pt" style:font-weight-asian="bold" style:font-size-complex="10pt" style:font-weight-complex="bold"/>
    </style:style>
    <style:style style:name="P14" style:family="paragraph" style:parent-style-name="Header">
      <style:paragraph-properties style:snap-to-layout-grid="false"/>
      <style:text-properties fo:font-weight="bold" style:font-weight-asian="bold"/>
    </style:style>
    <style:style style:name="P15"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16" style:family="paragraph" style:parent-style-name="Standard">
      <style:paragraph-properties fo:break-before="page"/>
    </style:style>
    <style:style style:name="P17"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18"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19" style:family="paragraph" style:parent-style-name="Standard">
      <style:paragraph-properties fo:margin-left="0in" fo:margin-right="0.0102in" fo:text-indent="0in" style:auto-text-indent="false"/>
    </style:style>
    <style:style style:name="P20"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1"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22"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23"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24" style:family="paragraph" style:parent-style-name="Normal_20__28_Web_29_">
      <style:text-properties style:font-name="Verdana" fo:font-size="10pt" style:font-size-asian="10pt" style:font-size-complex="10pt"/>
    </style:style>
    <style:style style:name="P25" style:family="paragraph" style:parent-style-name="Normal_20__28_Web_29_">
      <style:text-properties fo:font-size="10pt" style:font-size-asian="10pt" style:font-size-complex="10pt"/>
    </style:style>
    <style:style style:name="P26" style:family="paragraph" style:parent-style-name="Standard">
      <style:paragraph-properties fo:margin-left="0in" fo:margin-right="2.5in" fo:text-indent="0in" style:auto-text-indent="false"/>
    </style:style>
    <style:style style:name="P27" style:family="paragraph" style:parent-style-name="Standard">
      <style:paragraph-properties fo:margin-left="0in" fo:margin-right="2.5in" fo:text-indent="0in" style:auto-text-indent="false"/>
      <style:text-properties style:font-name="Verdana" fo:font-size="10pt" style:font-size-asian="10pt" style:font-size-complex="10pt"/>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Standard">
      <style:text-properties style:font-name="Verdana" fo:font-size="10pt" style:font-size-asian="10pt" style:font-size-complex="10pt"/>
    </style:style>
    <style:style style:name="P31" style:family="paragraph" style:parent-style-name="Standard">
      <style:paragraph-properties fo:text-align="center" style:justify-single-word="false" style:text-autospace="none"/>
      <style:text-properties style:font-name="Verdana" fo:font-size="10pt" style:font-size-asian="10pt" style:font-size-complex="10pt"/>
    </style:style>
    <style:style style:name="P32" style:family="paragraph" style:parent-style-name="Standard">
      <style:paragraph-properties fo:text-align="start" style:justify-single-word="false" style:text-autospace="none"/>
      <style:text-properties style:font-name="Verdana" fo:font-size="10pt" style:font-size-asian="10pt" style:font-size-complex="10pt"/>
    </style:style>
    <style:style style:name="P33" style:family="paragraph" style:parent-style-name="Standard">
      <style:paragraph-properties fo:text-align="end" style:justify-single-word="false" style:snap-to-layout-grid="false"/>
    </style:style>
    <style:style style:name="P34" style:family="paragraph" style:parent-style-name="Standard">
      <style:paragraph-properties style:snap-to-layout-grid="false"/>
    </style:style>
    <style:style style:name="P35" style:family="paragraph" style:parent-style-name="Standard" style:master-page-name="First_20_Page">
      <style:paragraph-properties style:page-number="auto"/>
      <style:text-properties style:font-name="Trebuchet MS"/>
    </style:style>
    <style:style style:name="P36" style:family="paragraph" style:parent-style-name="Standard">
      <style:paragraph-properties fo:margin-left="-0.0854in" fo:margin-right="-0.002in" fo:text-align="end" style:justify-single-word="false" fo:text-indent="0in" style:auto-text-indent="false" style:snap-to-layout-grid="false"/>
    </style:style>
    <style:style style:name="P37" style:family="paragraph" style:parent-style-name="Standard">
      <style:paragraph-properties fo:margin-left="-0.0854in" fo:margin-right="-0.002in" fo:text-indent="0in" style:auto-text-indent="false" style:snap-to-layout-grid="false"/>
    </style:style>
    <style:style style:name="P38" style:family="paragraph" style:parent-style-name="Standard">
      <style:paragraph-properties fo:margin-left="-0.0752in" fo:margin-right="-0.002in" fo:text-align="end" style:justify-single-word="false" fo:text-indent="0in" style:auto-text-indent="false" style:snap-to-layout-grid="false"/>
    </style:style>
    <style:style style:name="P39" style:family="paragraph" style:parent-style-name="Standard">
      <style:paragraph-properties fo:margin-left="-0.0752in" fo:margin-right="-0.002in" fo:text-indent="0in" style:auto-text-indent="false" style:snap-to-layout-grid="false"/>
    </style:style>
    <style:style style:name="P40" style:family="paragraph" style:parent-style-name="Standard" style:list-style-name="WW8Num14">
      <style:paragraph-properties fo:margin-left="0.1752in" fo:margin-right="-0.002in" fo:text-indent="-0.1772in" style:auto-text-indent="false" style:snap-to-layout-grid="false">
        <style:tab-stops/>
      </style:paragraph-properties>
    </style:style>
    <style:style style:name="P41" style:family="paragraph" style:parent-style-name="Standard" style:list-style-name="WW8Num13">
      <style:paragraph-properties fo:margin-left="0.1752in" fo:margin-right="-0.002in" fo:text-indent="-0.1772in" style:auto-text-indent="false" style:snap-to-layout-grid="false">
        <style:tab-stops/>
      </style:paragraph-properties>
    </style:style>
    <style:style style:name="P42" style:family="paragraph" style:parent-style-name="Standard">
      <style:paragraph-properties fo:margin-left="0in" fo:margin-right="-0.002in" fo:text-indent="0in" style:auto-text-indent="false" style:snap-to-layout-grid="false"/>
    </style:style>
    <style:style style:name="P43" style:family="paragraph" style:parent-style-name="Heading_20_2">
      <style:paragraph-properties fo:margin-left="0in" fo:margin-right="2.5in" fo:text-indent="0in" style:auto-text-indent="false"/>
    </style:style>
    <style:style style:name="P44" style:family="paragraph" style:parent-style-name="Heading_20_3">
      <style:text-properties style:font-name="Verdana" fo:font-size="10pt" style:font-size-asian="10pt" style:font-size-complex="10pt"/>
    </style:style>
    <style:style style:name="P45" style:family="paragraph" style:parent-style-name="Heading_20_3">
      <style:paragraph-properties fo:break-before="page"/>
    </style:style>
    <style:style style:name="P46" style:family="paragraph" style:parent-style-name="Table_20_Heading">
      <style:text-properties style:font-name="Arial" fo:font-size="12pt" style:font-size-asian="12pt" style:font-size-complex="12pt"/>
    </style:style>
    <style:style style:name="P47" style:family="paragraph" style:parent-style-name="Normal_20__28_Web_29_">
      <style:text-properties style:font-name="Verdana" fo:font-size="10pt" style:font-size-asian="10pt" style:font-size-complex="10pt"/>
    </style:style>
    <style:style style:name="P48" style:family="paragraph" style:parent-style-name="Normal_20__28_Web_29_" style:list-style-name="L1">
      <style:text-properties style:font-name="Verdana" fo:font-size="10pt" style:font-size-asian="10pt" style:font-size-complex="10pt"/>
    </style:style>
    <style:style style:name="P49"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50" style:family="paragraph" style:parent-style-name="Contents_20_Heading" style:master-page-name="Convert_20_1">
      <style:paragraph-properties style:page-number="auto" fo:break-before="page"/>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Verdana" fo:font-size="10pt" fo:font-weight="bold" style:font-size-asian="10pt" style:font-weight-asian="bold" style:font-size-complex="10pt" style:font-weight-complex="bold"/>
    </style:style>
    <style:style style:name="T5" style:family="text"/>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4"/>
      <text:p text:style-name="P4"/>
      <text:p text:style-name="P4"/>
      <text:p text:style-name="P15"/>
      <text:p text:style-name="P5"/>
      <text:p text:style-name="P5"/>
      <text:p text:style-name="P5"/>
      <text:p text:style-name="P5">CS 673</text:p>
      <text:p text:style-name="P5">Assignment #5</text:p>
      <text:p text:style-name="P6"><text:span text:style-name="T3">Software Requirements Specification (SRS) </text:span><text:s/></text:p>
      <text:p text:style-name="P7"/>
      <text:p text:style-name="P7"/>
      <text:p text:style-name="P7"/>
      <text:p text:style-name="P7"/>
      <text:p text:style-name="P7"/>
      <text:p text:style-name="P7"/>
      <text:p text:style-name="P22">Team Snow Crash</text:p>
      <text:p text:style-name="P21">Dale Earnest</text:p>
      <text:p text:style-name="P21">Jeff Dunn</text:p>
      <text:p text:style-name="P21">Dong Luo</text:p>
      <text:p text:style-name="P21">Mike McWilliams</text:p>
      <text:p text:style-name="P21"/>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20"/>
      <text:p text:style-name="P8"/>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0">Table of Contents</text:p>
            </text:index-title>
            <text:p text:style-name="P29">Revision History<text:tab/>3</text:p>
            <text:p text:style-name="P29">1.Introduction <text:tab/>3</text:p>
            <text:p text:style-name="P28">1.1 Purpose<text:tab/>3</text:p>
            <text:p text:style-name="P28">1.2 Definitions, Acronyms and Abbreviations<text:tab/>4</text:p>
            <text:p text:style-name="P28">1.3 References<text:tab/>4</text:p>
            <text:p text:style-name="P29">2.Project Description<text:tab/>4</text:p>
            <text:p text:style-name="P28">2.1Functional Overview<text:tab/>4</text:p>
            <text:p text:style-name="P28">2.2 User Interface<text:tab/>4</text:p>
            <text:p text:style-name="P29">3. Functional Model<text:tab/>4</text:p>
            <text:p text:style-name="P28">3.1 User Profiles<text:tab/>5</text:p>
            <text:p text:style-name="P28">3.2 Use Cases<text:tab/>5</text:p>
            <text:p text:style-name="P28">3.3 Use Case Diagram<text:tab/>5</text:p>
            <text:p text:style-name="P28">3.4 Activity Diagrams<text:tab/>5</text:p>
            <text:p text:style-name="P29">4. Structural Model<text:tab/>5</text:p>
            <text:p text:style-name="P28">4.1 Class/Object List<text:tab/>5</text:p>
            <text:p text:style-name="P28">4.2 Class Diagram<text:tab/>5</text:p>
            <text:p text:style-name="P29">5. Behavioral Model and Description <text:tab/>5</text:p>
            <text:p text:style-name="P28">5.1 Description for software behavior<text:tab/>6</text:p>
            <text:p text:style-name="P28">5.2 State Transition Diagrams<text:tab/>6</text:p>
            <text:p text:style-name="P29">6. Requirements Definition <text:tab/>6</text:p>
            <text:p text:style-name="P28">6.1Functional Requirements <text:tab/>6</text:p>
            <text:p text:style-name="P28">6.2Non-Functional Requirements<text:tab/>6</text:p>
            <text:p text:style-name="P29">7. Appendix<text:tab/>6</text:p>
            <text:p text:style-name="P28">7.1Total Hours<text:tab/>6</text:p>
            <text:p text:style-name="P28">7.2Hours Broken Down<text:tab/>7</text:p>
            <text:p text:style-name="P28">7.3 Post Mortem<text:tab/>7</text:p>
            <text:p text:style-name="P28">7.4Gantt Chart<text:tab/>7</text:p>
          </text:index-body>
        </text:table-of-content>
        <text:p text:style-name="P9"/>
        <text:p text:style-name="P16"/>
        <text:h text:style-name="Heading_20_1" text:outline-level="1" text:is-list-header="true"><text:bookmark-start text:name="_Ref188466060"/><text:bookmark-start text:name="_Ref188469404"/><text:bookmark-start text:name="_Ref188629088"/><text:bookmark text:name="__RefHeading__4_1980107256"/>Revision History<text:bookmark-end text:name="_Ref188466060"/><text:bookmark-end text:name="_Ref188469404"/><text:bookmark-end text:name="_Ref188629088"/><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B1" office:value-type="string">
              <text:p text:style-name="P17">Date</text:p>
            </table:table-cell>
            <table:table-cell table:style-name="Table1.B1" office:value-type="string">
              <text:p text:style-name="P17">Reason For Changes</text:p>
            </table:table-cell>
            <table:table-cell table:style-name="Table1.D1" office:value-type="string">
              <text:p text:style-name="P17">Version(s)</text:p>
            </table:table-cell>
          </table:table-row>
          <table:table-row table:style-name="Table1.1">
            <table:table-cell table:style-name="Table1.A2" office:value-type="string">
              <text:p text:style-name="P18">Dale</text:p>
            </table:table-cell>
            <table:table-cell table:style-name="Table1.B2" office:value-type="string">
              <text:p text:style-name="P18">27 Oct</text:p>
            </table:table-cell>
            <table:table-cell table:style-name="Table1.B2" office:value-type="string">
              <text:p text:style-name="P18">Initial Draft</text:p>
            </table:table-cell>
            <table:table-cell table:style-name="Table1.D2" office:value-type="string">
              <text:p text:style-name="P18">0.1</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B3" office:value-type="string">
              <text:p text:style-name="P18"/>
            </table:table-cell>
            <table:table-cell table:style-name="Table1.D3" office:value-type="string">
              <text:p text:style-name="P18"/>
            </table:table-cell>
          </table:table-row>
          <table:table-row table:style-name="Table1.1">
            <table:table-cell table:style-name="Table1.A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D2" office:value-type="string">
              <text:p text:style-name="P18"/>
            </table:table-cell>
          </table:table-row>
          <table:table-row table:style-name="Table1.1">
            <table:table-cell table:style-name="Table1.A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D2" office:value-type="string">
              <text:p text:style-name="P18"/>
            </table:table-cell>
          </table:table-row>
          <table:table-row table:style-name="Table1.1">
            <table:table-cell table:style-name="Table1.A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D2" office:value-type="string">
              <text:p text:style-name="P18"/>
            </table:table-cell>
          </table:table-row>
        </table:table>
        <text:p text:style-name="Standard"/>
        <text:p text:style-name="Standard"/>
        <text:h text:style-name="Heading_20_1" text:outline-level="1">Introduction<text:span text:style-name="T4"> </text:span></text:h>
        <text:p text:style-name="P24">The project is an application that allows the user to create or use default critters and see how they might interact in a simulated world.</text:p>
        <text:h text:style-name="Heading_20_2" text:outline-level="2"> Purpose</text:h>
        <text:p text:style-name="P23">This document describes the requirements which define the specific functionality of the Evolution Simulation. <text:s/>This document forms the basis of all future design and coding.</text:p>
        <text:h text:style-name="Heading_20_2" text:outline-level="2"> Definitions, Acronyms and Abbreviations</text:h>
        <text:p text:style-name="P23"/>
        <text:h text:style-name="Heading_20_2" text:outline-level="2"> References</text:h>
        <text:p text:style-name="P23">Any?</text:p>
        <text:p text:style-name="P23"/>
        <text:h text:style-name="Heading_20_1" text:outline-level="1">Project Description</text:h>
        <text:h text:style-name="Heading_20_2" text:outline-level="2">Functional Overview</text:h>
        <text:p text:style-name="P23">The project consists of a user interface, simulation engine, and file import/export subsystem. <text:s/>The user creates and configures custom critters, starting from default <text:soft-page-break/>templates, and determines the size of the simulated world. <text:s/>Critters are placed in the world according to the user's specifications (or a pre-determined default) when the simulation is started. <text:s/>Following the simulation, the user is presented with the results of the simulation.</text:p>
        <text:p text:style-name="P23">During critter-configuration time, the user can allot scores from a points pool to each of various Traits. <text:s/>These Traits determine how the critter interacts with the world and other critters. <text:s/>At any time during this phase, the user may choose to export or import critters.</text:p>
        <text:p text:style-name="P23">When the user is satisfied with his critters, he can run the simulation. <text:s/>The simulation may be paused and resumed, or stopped completely, resetting the timer to zero. <text:s/>The simulation has elements of randomness, so the same inputs may not necessarily generate the same outputs. <text:s/>The user may save the state of the world and its critters during a simulation and open that simulation at a later date.</text:p>
        <text:p text:style-name="P23">When the simulation is over, the user is presented with a summary of results. <text:s/>The user may save simulation results and open them at a later date. <text:s/>Analysis of results is left to the user.</text:p>
        <text:h text:style-name="Heading_20_2" text:outline-level="2"><text:s/>User Interface</text:h>
        <text:p text:style-name="P23"/>
        <text:h text:style-name="P44" text:outline-level="3" text:is-list-header="true"/>
        <text:h text:style-name="Heading_20_1" text:outline-level="1"><text:s/>Functional Model</text:h>
        <text:h text:style-name="Heading_20_2" text:outline-level="2"><text:s/>User Profiles</text:h>
        <text:p text:style-name="P23">There is only one user profile: user. <text:s/>The user of this software is a person that starts, designs critters, and runs simulations.</text:p>
        <text:h text:style-name="Heading_20_2" text:outline-level="2"><text:s/>Use Case Summary</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6">Primary Actor</text:p>
              </table:table-cell>
              <table:table-cell table:style-name="Table27.A1" office:value-type="string">
                <text:p text:style-name="P46">Use Cases</text:p>
              </table:table-cell>
              <table:table-cell table:style-name="Table27.C1" office:value-type="string">
                <text:p text:style-name="P46">Name</text:p>
              </table:table-cell>
            </table:table-row>
          </table:table-header-rows>
          <table:table-row>
            <table:table-cell table:style-name="Table27.A2" office:value-type="string">
              <text:p text:style-name="Table_20_Contents">User</text:p>
            </table:table-cell>
            <table:table-cell table:style-name="Table27.A2" office:value-type="string">
              <text:p text:style-name="Table_20_Contents">UI001</text:p>
            </table:table-cell>
            <table:table-cell table:style-name="Table27.C2" office:value-type="string">
              <text:p text:style-name="Table_20_Contents">Im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2</text:p>
            </table:table-cell>
            <table:table-cell table:style-name="Table27.C2" office:value-type="string">
              <text:p text:style-name="Table_20_Contents">Ex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3</text:p>
            </table:table-cell>
            <table:table-cell table:style-name="Table27.C2" office:value-type="string">
              <text:p text:style-name="Table_20_Contents">Modify Traits</text:p>
            </table:table-cell>
          </table:table-row>
          <table:table-row>
            <table:table-cell table:style-name="Table27.A2" office:value-type="string">
              <text:p text:style-name="Table_20_Contents">User</text:p>
            </table:table-cell>
            <table:table-cell table:style-name="Table27.A2" office:value-type="string">
              <text:p text:style-name="Table_20_Contents">UI004</text:p>
            </table:table-cell>
            <table:table-cell table:style-name="Table27.C2" office:value-type="string">
              <text:p text:style-name="Table_20_Contents">Star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5</text:p>
            </table:table-cell>
            <table:table-cell table:style-name="Table27.C2" office:value-type="string">
              <text:p text:style-name="Table_20_Contents">Pause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6</text:p>
            </table:table-cell>
            <table:table-cell table:style-name="Table27.C2" office:value-type="string">
              <text:p text:style-name="Table_20_Contents">Stop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7</text:p>
            </table:table-cell>
            <table:table-cell table:style-name="Table27.C2" office:value-type="string">
              <text:p text:style-name="Table_20_Contents">Load Results</text:p>
            </table:table-cell>
          </table:table-row>
          <text:soft-page-break/>
          <table:table-row>
            <table:table-cell table:style-name="Table27.A2" office:value-type="string">
              <text:p text:style-name="Table_20_Contents">User</text:p>
            </table:table-cell>
            <table:table-cell table:style-name="Table27.A2" office:value-type="string">
              <text:p text:style-name="Table_20_Contents">UI008</text:p>
            </table:table-cell>
            <table:table-cell table:style-name="Table27.C2" office:value-type="string">
              <text:p text:style-name="Table_20_Contents">Save Results</text:p>
            </table:table-cell>
          </table:table-row>
          <table:table-row>
            <table:table-cell table:style-name="Table27.A2" office:value-type="string">
              <text:p text:style-name="Table_20_Contents">User</text:p>
            </table:table-cell>
            <table:table-cell table:style-name="Table27.A2" office:value-type="string">
              <text:p text:style-name="Table_20_Contents">UI009</text:p>
            </table:table-cell>
            <table:table-cell table:style-name="Table27.C2" office:value-type="string">
              <text:p text:style-name="Table_20_Contents">View Results</text:p>
            </table:table-cell>
          </table:table-row>
          <table:table-row>
            <table:table-cell table:style-name="Table27.A2" office:value-type="string">
              <text:p text:style-name="Table_20_Contents">User</text:p>
            </table:table-cell>
            <table:table-cell table:style-name="Table27.A2" office:value-type="string">
              <text:p text:style-name="Table_20_Contents">UI010</text:p>
            </table:table-cell>
            <table:table-cell table:style-name="Table27.C2" office:value-type="string">
              <text:p text:style-name="Table_20_Contents">Exi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11</text:p>
            </table:table-cell>
            <table:table-cell table:style-name="Table27.C2" office:value-type="string">
              <text:p text:style-name="Table_20_Contents">Reset Simulation</text:p>
            </table:table-cell>
          </table:table-row>
        </table:table>
        <text:p text:style-name="Standard"/>
        <text:h text:style-name="Heading_20_2" text:outline-level="2"><text:s/>Use Cases</text:h>
        <text:h text:style-name="Heading_20_3" text:outline-level="3">Import Critter</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Use Case ID:</text:p>
            </table:table-cell>
            <table:table-cell table:style-name="Table5.B1" table:number-columns-spanned="3" office:value-type="string">
              <text:p text:style-name="P37">UI001</text:p>
            </table:table-cell>
            <table:covered-table-cell/>
            <table:covered-table-cell/>
          </table:table-row>
          <table:table-row table:style-name="Table5.1">
            <table:table-cell table:style-name="Table5.A2" office:value-type="string">
              <text:p text:style-name="P36">Use Case Name:</text:p>
            </table:table-cell>
            <table:table-cell table:style-name="Table5.B2" table:number-columns-spanned="3" office:value-type="string">
              <text:p text:style-name="P37">Import Critter</text:p>
            </table:table-cell>
            <table:covered-table-cell/>
            <table:covered-table-cell/>
          </table:table-row>
          <table:table-row table:style-name="Table5.1">
            <table:table-cell table:style-name="Table5.A2" office:value-type="string">
              <text:p text:style-name="P36">Created By:</text:p>
            </table:table-cell>
            <table:table-cell table:style-name="Table5.B3" office:value-type="string">
              <text:p text:style-name="P37">Jeffrey Dunn</text:p>
            </table:table-cell>
            <table:table-cell table:style-name="Table5.B3" office:value-type="string">
              <text:p text:style-name="P36">Last Updated By:</text:p>
            </table:table-cell>
            <table:table-cell table:style-name="Table5.D3">
              <text:p text:style-name="P37"/>
            </table:table-cell>
          </table:table-row>
          <table:table-row table:style-name="Table5.1">
            <table:table-cell table:style-name="Table5.A4" office:value-type="string">
              <text:p text:style-name="P36">Date Created:</text:p>
            </table:table-cell>
            <table:table-cell table:style-name="Table5.B4" office:value-type="date" office:date-value="2010-09-26">
              <text:p text:style-name="P37">09/26/10</text:p>
            </table:table-cell>
            <table:table-cell table:style-name="Table5.C4" office:value-type="string">
              <text:p text:style-name="P36">Date Last Updated:</text:p>
            </table:table-cell>
            <table:table-cell table:style-name="Table5.D4" office:value-type="string">
              <text:p text:style-name="P37"/>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38">Actors:</text:p>
            </table:table-cell>
            <table:table-cell table:style-name="Table6.B1" office:value-type="string">
              <text:p text:style-name="P39">User</text:p>
            </table:table-cell>
          </table:table-row>
          <table:table-row table:style-name="Table6.1">
            <table:table-cell table:style-name="Table6.A2" office:value-type="string">
              <text:p text:style-name="P33">Description:</text:p>
            </table:table-cell>
            <table:table-cell table:style-name="Table6.B2" office:value-type="string">
              <text:p text:style-name="P34">The user selects this menu option to import to the current game session a critter that was previously saved to a file.</text:p>
            </table:table-cell>
          </table:table-row>
          <table:table-row table:style-name="Table6.1">
            <table:table-cell table:style-name="Table6.A2" office:value-type="string">
              <text:p text:style-name="P33">Trigger:</text:p>
            </table:table-cell>
            <table:table-cell table:style-name="Table6.B2" office:value-type="string">
              <text:p text:style-name="P34">The user may decide on this use case as an alternative to modifying all critter Traits manually.</text:p>
            </table:table-cell>
          </table:table-row>
          <table:table-row table:style-name="Table6.1">
            <table:table-cell table:style-name="Table6.A2" office:value-type="string">
              <text:p text:style-name="P33">Preconditions:</text:p>
            </table:table-cell>
            <table:table-cell table:style-name="Table6.B2" office:value-type="string">
              <text:list xml:id="list39680533" text:style-name="WW8Num14">
                <text:list-item>
                  <text:p text:style-name="P40">Can only be accessed from the menu on the Customization Screen.</text:p>
                </text:list-item>
                <text:list-item>
                  <text:p text:style-name="P40">A previously exported critter file must exist.</text:p>
                </text:list-item>
              </text:list>
            </table:table-cell>
          </table:table-row>
          <table:table-row table:style-name="Table6.1">
            <table:table-cell table:style-name="Table6.A2" office:value-type="string">
              <text:p text:style-name="P33">Postconditions:</text:p>
            </table:table-cell>
            <table:table-cell table:style-name="Table6.B2" office:value-type="string">
              <text:list xml:id="list41157272" text:continue-list="list39680533" text:style-name="WW8Num14">
                <text:list-item text:start-value="1">
                  <text:p text:style-name="P40">Critter Traits are imported and will update the Customization Screen accordingly. <text:s/>Pop-up disappears.</text:p>
                </text:list-item>
                <text:list-item>
                  <text:p text:style-name="P40">Return to Customization Screen</text:p>
                </text:list-item>
              </text:list>
            </table:table-cell>
          </table:table-row>
          <table:table-row table:style-name="Table6.1">
            <table:table-cell table:style-name="Table6.A2" office:value-type="string">
              <text:p text:style-name="P33">Normal Flow:</text:p>
            </table:table-cell>
            <table:table-cell table:style-name="Table6.B2" office:value-type="string">
              <text:list xml:id="list39697944" text:style-name="WW8Num13">
                <text:list-item>
                  <text:p text:style-name="P41">User selects the menu option to import a critter.</text:p>
                </text:list-item>
                <text:list-item>
                  <text:p text:style-name="P41">A pop-up screen with text field asks the user for the critter filename to import. <text:s/>Pop-up also has an “Okay” button.</text:p>
                </text:list-item>
                <text:list-item>
                  <text:p text:style-name="P41">User types in the path and filename and clicks the “Okay” button.</text:p>
                </text:list-item>
                <text:list-item>
                  <text:p text:style-name="P41">File is read and Traits are loaded into the game. <text:s/>Customization Screen is updated accordingly.</text:p>
                </text:list-item>
              </text:list>
            </table:table-cell>
          </table:table-row>
          <table:table-row table:style-name="Table6.1">
            <table:table-cell table:style-name="Table6.A2" office:value-type="string">
              <text:p text:style-name="P33">Alternative Flows:</text:p>
            </table:table-cell>
            <table:table-cell table:style-name="Table6.B2" office:value-type="string">
              <text:p text:style-name="P34"/>
            </table:table-cell>
          </table:table-row>
          <table:table-row table:style-name="Table6.1">
            <table:table-cell table:style-name="Table6.A2" office:value-type="string">
              <text:p text:style-name="P33">Exceptions:</text:p>
            </table:table-cell>
            <table:table-cell table:style-name="Table6.B2" office:value-type="string">
              <text:p text:style-name="P34">User types in an incorrect or improper filename: <text:s/>Pop-up displays a message “File xxxxx.xxx does not exist. <text:s/>Try again.”</text:p>
              <text:p text:style-name="P34">User tries to import a critter file that has corrupted data: <text:s/>Pop-up displays a message “Error loading xxxxx.xxx.”</text:p>
            </table:table-cell>
          </table:table-row>
          <table:table-row table:style-name="Table6.1">
            <table:table-cell table:style-name="Table6.A2" office:value-type="string">
              <text:p text:style-name="P33">Includes:</text:p>
            </table:table-cell>
            <table:table-cell table:style-name="Table6.B2" office:value-type="string">
              <text:p text:style-name="P34">calls UI003 after completion.</text:p>
            </table:table-cell>
          </table:table-row>
          <table:table-row table:style-name="Table6.1">
            <table:table-cell table:style-name="Table6.A2" office:value-type="string">
              <text:p text:style-name="P33">Priority:</text:p>
            </table:table-cell>
            <table:table-cell table:style-name="Table6.B2" office:value-type="string">
              <text:p text:style-name="P34">High</text:p>
            </table:table-cell>
          </table:table-row>
          <text:soft-page-break/>
          <table:table-row table:style-name="Table6.1">
            <table:table-cell table:style-name="Table6.A2" office:value-type="string">
              <text:p text:style-name="P33">Frequency of Use:</text:p>
            </table:table-cell>
            <table:table-cell table:style-name="Table6.B2" office:value-type="string">
              <text:p text:style-name="P34">once every 15 minutes</text:p>
            </table:table-cell>
          </table:table-row>
          <table:table-row table:style-name="Table6.1">
            <table:table-cell table:style-name="Table6.A2" office:value-type="string">
              <text:p text:style-name="P33">Business Rules:</text:p>
            </table:table-cell>
            <table:table-cell table:style-name="Table6.B2" office:value-type="string">
              <text:p text:style-name="P34"/>
            </table:table-cell>
          </table:table-row>
          <table:table-row table:style-name="Table6.1">
            <table:table-cell table:style-name="Table6.A2" office:value-type="string">
              <text:p text:style-name="P33">Special Requirements:</text:p>
            </table:table-cell>
            <table:table-cell table:style-name="Table6.B2" office:value-type="string">
              <text:p text:style-name="P34"/>
            </table:table-cell>
          </table:table-row>
          <table:table-row table:style-name="Table6.1">
            <table:table-cell table:style-name="Table6.A2" office:value-type="string">
              <text:p text:style-name="P33">Assumptions:</text:p>
            </table:table-cell>
            <table:table-cell table:style-name="Table6.B2" office:value-type="string">
              <text:p text:style-name="P34">Users may want to run simulations with previous used critter Traits. <text:s/>Users would tire easily of manually modifying all Traits prior to simulation.</text:p>
            </table:table-cell>
          </table:table-row>
          <table:table-row table:style-name="Table6.1">
            <table:table-cell table:style-name="Table6.A15" office:value-type="string">
              <text:p text:style-name="P33">Notes and Issues:</text:p>
            </table:table-cell>
            <table:table-cell table:style-name="Table6.B15" office:value-type="string">
              <text:p text:style-name="P34"/>
            </table:table-cell>
          </table:table-row>
        </table:table>
        <text:p text:style-name="Standard"/>
        <text:h text:style-name="Heading_20_3" text:outline-level="3">Export Critter</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Use Case ID:</text:p>
            </table:table-cell>
            <table:table-cell table:style-name="Table7.B1" table:number-columns-spanned="3" office:value-type="string">
              <text:p text:style-name="P37">UI002</text:p>
            </table:table-cell>
            <table:covered-table-cell/>
            <table:covered-table-cell/>
          </table:table-row>
          <table:table-row table:style-name="Table7.1">
            <table:table-cell table:style-name="Table7.A2" office:value-type="string">
              <text:p text:style-name="P36">Use Case Name:</text:p>
            </table:table-cell>
            <table:table-cell table:style-name="Table7.B2" table:number-columns-spanned="3" office:value-type="string">
              <text:p text:style-name="P37">Export Critter</text:p>
            </table:table-cell>
            <table:covered-table-cell/>
            <table:covered-table-cell/>
          </table:table-row>
          <table:table-row table:style-name="Table7.1">
            <table:table-cell table:style-name="Table7.A2" office:value-type="string">
              <text:p text:style-name="P36">Created By:</text:p>
            </table:table-cell>
            <table:table-cell table:style-name="Table7.B3" office:value-type="string">
              <text:p text:style-name="P37">Jeffrey Dunn</text:p>
            </table:table-cell>
            <table:table-cell table:style-name="Table7.B3" office:value-type="string">
              <text:p text:style-name="P36">Last Updated By:</text:p>
            </table:table-cell>
            <table:table-cell table:style-name="Table7.D3">
              <text:p text:style-name="P37"/>
            </table:table-cell>
          </table:table-row>
          <table:table-row table:style-name="Table7.1">
            <table:table-cell table:style-name="Table7.A4" office:value-type="string">
              <text:p text:style-name="P36">Date Created:</text:p>
            </table:table-cell>
            <table:table-cell table:style-name="Table7.B4" office:value-type="date" office:date-value="2010-09-26">
              <text:p text:style-name="P37">09/26/10</text:p>
            </table:table-cell>
            <table:table-cell table:style-name="Table7.C4" office:value-type="string">
              <text:p text:style-name="P36">Date Last Updated:</text:p>
            </table:table-cell>
            <table:table-cell table:style-name="Table7.D4" office:value-type="string">
              <text:p text:style-name="P37"/>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38">Actors:</text:p>
            </table:table-cell>
            <table:table-cell table:style-name="Table8.B1" office:value-type="string">
              <text:p text:style-name="P39">User</text:p>
            </table:table-cell>
          </table:table-row>
          <table:table-row table:style-name="Table8.1">
            <table:table-cell table:style-name="Table8.A2" office:value-type="string">
              <text:p text:style-name="P33">Description:</text:p>
            </table:table-cell>
            <table:table-cell table:style-name="Table8.B2" office:value-type="string">
              <text:p text:style-name="P34">The user selects this menu option to save critter Traits to a file.</text:p>
            </table:table-cell>
          </table:table-row>
          <table:table-row table:style-name="Table8.1">
            <table:table-cell table:style-name="Table8.A2" office:value-type="string">
              <text:p text:style-name="P33">Trigger:</text:p>
            </table:table-cell>
            <table:table-cell table:style-name="Table8.B2" office:value-type="string">
              <text:p text:style-name="P34">The user may decide on this use case if the user wishes to import the existing Traits into a future game session.</text:p>
            </table:table-cell>
          </table:table-row>
          <table:table-row table:style-name="Table8.1">
            <table:table-cell table:style-name="Table8.A2" office:value-type="string">
              <text:p text:style-name="P33">Preconditions:</text:p>
            </table:table-cell>
            <table:table-cell table:style-name="Table8.B2" office:value-type="string">
              <text:list xml:id="list41178785" text:continue-list="list41157272" text:style-name="WW8Num14">
                <text:list-item text:start-value="1">
                  <text:p text:style-name="P40">Can only be accessed from the menu on the Customization Screen.</text:p>
                </text:list-item>
              </text:list>
            </table:table-cell>
          </table:table-row>
          <table:table-row table:style-name="Table8.1">
            <table:table-cell table:style-name="Table8.A2" office:value-type="string">
              <text:p text:style-name="P33">Postconditions:</text:p>
            </table:table-cell>
            <table:table-cell table:style-name="Table8.B2" office:value-type="string">
              <text:list xml:id="list41168942" text:continue-list="list41178785" text:style-name="WW8Num14">
                <text:list-item text:start-value="1">
                  <text:p text:style-name="P40">Critter Traits are exported to a file. Pop-up disappears.</text:p>
                </text:list-item>
                <text:list-item>
                  <text:p text:style-name="P40">Return to Customization Screen</text:p>
                </text:list-item>
              </text:list>
            </table:table-cell>
          </table:table-row>
          <table:table-row table:style-name="Table8.1">
            <table:table-cell table:style-name="Table8.A2" office:value-type="string">
              <text:p text:style-name="P33">Normal Flow:</text:p>
            </table:table-cell>
            <table:table-cell table:style-name="Table8.B2" office:value-type="string">
              <text:list xml:id="list41182281" text:continue-list="list39697944" text:style-name="WW8Num13">
                <text:list-item text:start-value="1">
                  <text:p text:style-name="P41">User selects the menu option to export a critter.</text:p>
                </text:list-item>
                <text:list-item>
                  <text:p text:style-name="P41">A pop-up screen with text field asks the user for the filename of the critter to export. <text:s/>Pop-up also has an “Okay” button.</text:p>
                </text:list-item>
                <text:list-item>
                  <text:p text:style-name="P41">User types in the path and filename and clicks the “Okay” button.</text:p>
                </text:list-item>
                <text:list-item>
                  <text:p text:style-name="P41">File is written with Traits from the current game session.</text:p>
                </text:list-item>
                <text:list-item>
                  <text:p text:style-name="P41">Return to Customization Screen</text:p>
                </text:list-item>
              </text:list>
            </table:table-cell>
          </table:table-row>
          <table:table-row table:style-name="Table8.1">
            <table:table-cell table:style-name="Table8.A2" office:value-type="string">
              <text:p text:style-name="P33">Alternative Flows:</text:p>
            </table:table-cell>
            <table:table-cell table:style-name="Table8.B2" office:value-type="string">
              <text:p text:style-name="P34"/>
            </table:table-cell>
          </table:table-row>
          <table:table-row table:style-name="Table8.1">
            <table:table-cell table:style-name="Table8.A2" office:value-type="string">
              <text:p text:style-name="P33">Exceptions:</text:p>
            </table:table-cell>
            <table:table-cell table:style-name="Table8.B2" office:value-type="string">
              <text:p text:style-name="P34">User types in an improper filename: <text:s/>Pop-up displays a message “Incorrect filename. <text:s/>Try again.”</text:p>
              <text:p text:style-name="P34">User types in a path that does not have write permissions or is out of drive space: <text:s/>Pop-up displays a message “Error saving xxxxx.xxx.”</text:p>
            </table:table-cell>
          </table:table-row>
          <table:table-row table:style-name="Table8.1">
            <table:table-cell table:style-name="Table8.A2" office:value-type="string">
              <text:p text:style-name="P33">Includes:</text:p>
            </table:table-cell>
            <table:table-cell table:style-name="Table8.B2" office:value-type="string">
              <text:p text:style-name="P34">calls UI003 after completion.</text:p>
            </table:table-cell>
          </table:table-row>
          <table:table-row table:style-name="Table8.1">
            <table:table-cell table:style-name="Table8.A2" office:value-type="string">
              <text:p text:style-name="P33">Priority:</text:p>
            </table:table-cell>
            <table:table-cell table:style-name="Table8.B2" office:value-type="string">
              <text:p text:style-name="P34">High</text:p>
            </table:table-cell>
          </table:table-row>
          <table:table-row table:style-name="Table8.1">
            <table:table-cell table:style-name="Table8.A2" office:value-type="string">
              <text:p text:style-name="P33">Frequency of Use:</text:p>
            </table:table-cell>
            <table:table-cell table:style-name="Table8.B2" office:value-type="string">
              <text:p text:style-name="P34">once every 15 minutes</text:p>
            </table:table-cell>
          </table:table-row>
          <table:table-row table:style-name="Table8.1">
            <table:table-cell table:style-name="Table8.A2" office:value-type="string">
              <text:p text:style-name="P33">Business Rules:</text:p>
            </table:table-cell>
            <table:table-cell table:style-name="Table8.B2" office:value-type="string">
              <text:p text:style-name="P34"/>
            </table:table-cell>
          </table:table-row>
          <table:table-row table:style-name="Table8.1">
            <table:table-cell table:style-name="Table8.A2" office:value-type="string">
              <text:p text:style-name="P33">Special Requirements:</text:p>
            </table:table-cell>
            <table:table-cell table:style-name="Table8.B2" office:value-type="string">
              <text:p text:style-name="P34"/>
            </table:table-cell>
          </table:table-row>
          <text:soft-page-break/>
          <table:table-row table:style-name="Table8.1">
            <table:table-cell table:style-name="Table8.A2" office:value-type="string">
              <text:p text:style-name="P33">Assumptions:</text:p>
            </table:table-cell>
            <table:table-cell table:style-name="Table8.B2" office:value-type="string">
              <text:p text:style-name="P34">Users may want to run simulations with previous used critter Traits. <text:s/>Users would tire easily of manually modifying all Traits prior to simulation.</text:p>
            </table:table-cell>
          </table:table-row>
          <table:table-row table:style-name="Table8.1">
            <table:table-cell table:style-name="Table8.A15" office:value-type="string">
              <text:p text:style-name="P33">Notes and Issues:</text:p>
            </table:table-cell>
            <table:table-cell table:style-name="Table8.B15" office:value-type="string">
              <text:p text:style-name="P34"/>
            </table:table-cell>
          </table:table-row>
        </table:table>
        <text:h text:style-name="Heading_20_3" text:outline-level="3" text:is-list-header="true"/>
        <text:h text:style-name="Heading_20_3" text:outline-level="3">Modify Trait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6">Use Case ID:</text:p>
            </table:table-cell>
            <table:table-cell table:style-name="Table9.B1" table:number-columns-spanned="3" office:value-type="string">
              <text:p text:style-name="P37">UI003</text:p>
            </table:table-cell>
            <table:covered-table-cell/>
            <table:covered-table-cell/>
          </table:table-row>
          <table:table-row table:style-name="Table9.1">
            <table:table-cell table:style-name="Table9.A2" office:value-type="string">
              <text:p text:style-name="P36">Use Case Name:</text:p>
            </table:table-cell>
            <table:table-cell table:style-name="Table9.B2" table:number-columns-spanned="3" office:value-type="string">
              <text:p text:style-name="P37">Modify Traits</text:p>
            </table:table-cell>
            <table:covered-table-cell/>
            <table:covered-table-cell/>
          </table:table-row>
          <table:table-row table:style-name="Table9.1">
            <table:table-cell table:style-name="Table9.A2" office:value-type="string">
              <text:p text:style-name="P36">Created By:</text:p>
            </table:table-cell>
            <table:table-cell table:style-name="Table9.B3" office:value-type="string">
              <text:p text:style-name="P37">Jeffrey Dunn</text:p>
            </table:table-cell>
            <table:table-cell table:style-name="Table9.B3" office:value-type="string">
              <text:p text:style-name="P36">Last Updated By:</text:p>
            </table:table-cell>
            <table:table-cell table:style-name="Table9.D3">
              <text:p text:style-name="P37"/>
            </table:table-cell>
          </table:table-row>
          <table:table-row table:style-name="Table9.1">
            <table:table-cell table:style-name="Table9.A4" office:value-type="string">
              <text:p text:style-name="P36">Date Created:</text:p>
            </table:table-cell>
            <table:table-cell table:style-name="Table9.B4" office:value-type="date" office:date-value="2010-09-26">
              <text:p text:style-name="P37">09/26/10</text:p>
            </table:table-cell>
            <table:table-cell table:style-name="Table9.C4" office:value-type="string">
              <text:p text:style-name="P36">Date Last Updated:</text:p>
            </table:table-cell>
            <table:table-cell table:style-name="Table9.D4" office:value-type="string">
              <text:p text:style-name="P37"/>
            </table:table-cell>
          </table:table-row>
        </table:table>
        <text:p text:style-name="Standard"/>
        <text:p text:style-name="Standard"/>
        <table:table table:name="Table10" table:style-name="Table10">
          <table:table-column table:style-name="Table10.A"/>
          <table:table-column table:style-name="Table10.B"/>
          <table:table-row table:style-name="Table10.1">
            <table:table-cell table:style-name="Table10.A1" office:value-type="string">
              <text:p text:style-name="P38">Actors:</text:p>
            </table:table-cell>
            <table:table-cell table:style-name="Table10.B1" office:value-type="string">
              <text:p text:style-name="P39">User</text:p>
            </table:table-cell>
          </table:table-row>
          <table:table-row table:style-name="Table10.1">
            <table:table-cell table:style-name="Table10.A2" office:value-type="string">
              <text:p text:style-name="P33">Description:</text:p>
            </table:table-cell>
            <table:table-cell table:style-name="Table10.B2" office:value-type="string">
              <text:p text:style-name="P34">The user is brought to the Customization Screen by default when the program starts or when the user manually stops a simulation. <text:s/>Modify Traits is the default case on the Customization Screen.</text:p>
            </table:table-cell>
          </table:table-row>
          <table:table-row table:style-name="Table10.1">
            <table:table-cell table:style-name="Table10.A2" office:value-type="string">
              <text:p text:style-name="P33">Trigger:</text:p>
            </table:table-cell>
            <table:table-cell table:style-name="Table10.B2" office:value-type="string">
              <text:p text:style-name="P34">The user executes Snow Crash or the user manually stops a simulation from running.</text:p>
            </table:table-cell>
          </table:table-row>
          <table:table-row table:style-name="Table10.1">
            <table:table-cell table:style-name="Table10.A2" office:value-type="string">
              <text:p text:style-name="P33">Preconditions:</text:p>
            </table:table-cell>
            <table:table-cell table:style-name="Table10.B2" office:value-type="string">
              <text:list xml:id="list41156772" text:continue-list="list41168942" text:style-name="WW8Num14">
                <text:list-item text:start-value="1">
                  <text:p text:style-name="P40">Can only be accessed on the Customization Screen.</text:p>
                </text:list-item>
                <text:list-item>
                  <text:p text:style-name="P40">User executes Snow Crash OR</text:p>
                </text:list-item>
                <text:list-item>
                  <text:p text:style-name="P40">User manually stops a simulation.</text:p>
                </text:list-item>
              </text:list>
            </table:table-cell>
          </table:table-row>
          <table:table-row table:style-name="Table10.1">
            <table:table-cell table:style-name="Table10.A2" office:value-type="string">
              <text:p text:style-name="P33">Postconditions:</text:p>
            </table:table-cell>
            <table:table-cell table:style-name="Table10.B2" office:value-type="string">
              <text:list xml:id="list41177292" text:continue-list="list41156772" text:style-name="WW8Num14">
                <text:list-item text:start-value="1">
                  <text:p text:style-name="P40">Traits are changed, assuming the user modified them manually.</text:p>
                </text:list-item>
              </text:list>
            </table:table-cell>
          </table:table-row>
          <table:table-row table:style-name="Table10.1">
            <table:table-cell table:style-name="Table10.A2" office:value-type="string">
              <text:p text:style-name="P33">Normal Flow:</text:p>
            </table:table-cell>
            <table:table-cell table:style-name="Table10.B2" office:value-type="string">
              <text:list xml:id="list41173806" text:continue-list="list41182281" text:style-name="WW8Num13">
                <text:list-item text:start-value="1">
                  <text:p text:style-name="P41">User executes Snow Crash.</text:p>
                </text:list-item>
                <text:list-item>
                  <text:p text:style-name="P41">The Customization Screen appears with attribute settings that the user can interactively modify.</text:p>
                </text:list-item>
                <text:list-item>
                  <text:p text:style-name="P41">User modifies Traits in the GUI</text:p>
                </text:list-item>
                <text:list-item>
                  <text:p text:style-name="P41">Attribute values are updated accordingly.</text:p>
                </text:list-item>
              </text:list>
            </table:table-cell>
          </table:table-row>
          <table:table-row table:style-name="Table10.1">
            <table:table-cell table:style-name="Table10.A2" office:value-type="string">
              <text:p text:style-name="P33">Alternative Flows:</text:p>
            </table:table-cell>
            <table:table-cell table:style-name="Table10.B2" office:value-type="string">
              <text:p text:style-name="P34">User first Stops a simulation. <text:s/>The Customization Screen appears with attribute settings that the user can interactively modify.</text:p>
            </table:table-cell>
          </table:table-row>
          <table:table-row table:style-name="Table10.1">
            <table:table-cell table:style-name="Table10.A2" office:value-type="string">
              <text:p text:style-name="P33">Exceptions:</text:p>
            </table:table-cell>
            <table:table-cell table:style-name="Table10.B2" office:value-type="string">
              <text:p text:style-name="P34">None</text:p>
            </table:table-cell>
          </table:table-row>
          <table:table-row table:style-name="Table10.1">
            <table:table-cell table:style-name="Table10.A2" office:value-type="string">
              <text:p text:style-name="P33">Includes:</text:p>
            </table:table-cell>
            <table:table-cell table:style-name="Table10.B2" office:value-type="string">
              <text:p text:style-name="P34">None</text:p>
            </table:table-cell>
          </table:table-row>
          <table:table-row table:style-name="Table10.1">
            <table:table-cell table:style-name="Table10.A2" office:value-type="string">
              <text:p text:style-name="P33">Priority:</text:p>
            </table:table-cell>
            <table:table-cell table:style-name="Table10.B2" office:value-type="string">
              <text:p text:style-name="P34">High</text:p>
            </table:table-cell>
          </table:table-row>
          <table:table-row table:style-name="Table10.1">
            <table:table-cell table:style-name="Table10.A2" office:value-type="string">
              <text:p text:style-name="P33">Frequency of Use:</text:p>
            </table:table-cell>
            <table:table-cell table:style-name="Table10.B2" office:value-type="string">
              <text:p text:style-name="P34">once every 15 minutes</text:p>
            </table:table-cell>
          </table:table-row>
          <table:table-row table:style-name="Table10.1">
            <table:table-cell table:style-name="Table10.A2" office:value-type="string">
              <text:p text:style-name="P33">Business Rules:</text:p>
            </table:table-cell>
            <table:table-cell table:style-name="Table10.B2" office:value-type="string">
              <text:p text:style-name="P34"/>
            </table:table-cell>
          </table:table-row>
          <table:table-row table:style-name="Table10.1">
            <table:table-cell table:style-name="Table10.A2" office:value-type="string">
              <text:p text:style-name="P33">Special Requirements:</text:p>
            </table:table-cell>
            <table:table-cell table:style-name="Table10.B2" office:value-type="string">
              <text:p text:style-name="P34"/>
            </table:table-cell>
          </table:table-row>
          <table:table-row table:style-name="Table10.1">
            <table:table-cell table:style-name="Table10.A2" office:value-type="string">
              <text:p text:style-name="P33">Assumptions:</text:p>
            </table:table-cell>
            <table:table-cell table:style-name="Table10.B2" office:value-type="string">
              <text:p text:style-name="P34">Users should customize critter Traits before running a simulation.</text:p>
            </table:table-cell>
          </table:table-row>
          <table:table-row table:style-name="Table10.1">
            <table:table-cell table:style-name="Table10.A15" office:value-type="string">
              <text:p text:style-name="P33">Notes and Issues:</text:p>
            </table:table-cell>
            <table:table-cell table:style-name="Table10.B15" office:value-type="string">
              <text:p text:style-name="P34"/>
            </table:table-cell>
          </table:table-row>
        </table:table>
        <text:p text:style-name="Standard"/>
        <text:p text:style-name="Standard"><text:soft-page-break/></text:p>
        <text:h text:style-name="Heading_20_3" text:outline-level="3">Run Simulation</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6">Use Case ID:</text:p>
            </table:table-cell>
            <table:table-cell table:style-name="Table11.B1" table:number-columns-spanned="3" office:value-type="string">
              <text:p text:style-name="P37">UI004</text:p>
            </table:table-cell>
            <table:covered-table-cell/>
            <table:covered-table-cell/>
          </table:table-row>
          <table:table-row table:style-name="Table11.1">
            <table:table-cell table:style-name="Table11.A2" office:value-type="string">
              <text:p text:style-name="P36">Use Case Name:</text:p>
            </table:table-cell>
            <table:table-cell table:style-name="Table11.B2" table:number-columns-spanned="3" office:value-type="string">
              <text:p text:style-name="P37">Run Simulation</text:p>
            </table:table-cell>
            <table:covered-table-cell/>
            <table:covered-table-cell/>
          </table:table-row>
          <table:table-row table:style-name="Table11.1">
            <table:table-cell table:style-name="Table11.A2" office:value-type="string">
              <text:p text:style-name="P36">Created By:</text:p>
            </table:table-cell>
            <table:table-cell table:style-name="Table11.B3" office:value-type="string">
              <text:p text:style-name="P37">Jeffrey Dunn</text:p>
            </table:table-cell>
            <table:table-cell table:style-name="Table11.B3" office:value-type="string">
              <text:p text:style-name="P36">Last Updated By:</text:p>
            </table:table-cell>
            <table:table-cell table:style-name="Table11.D3">
              <text:p text:style-name="P37"/>
            </table:table-cell>
          </table:table-row>
          <table:table-row table:style-name="Table11.1">
            <table:table-cell table:style-name="Table11.A4" office:value-type="string">
              <text:p text:style-name="P36">Date Created:</text:p>
            </table:table-cell>
            <table:table-cell table:style-name="Table11.B4" office:value-type="date" office:date-value="2010-09-26">
              <text:p text:style-name="P37">09/26/10</text:p>
            </table:table-cell>
            <table:table-cell table:style-name="Table11.C4" office:value-type="string">
              <text:p text:style-name="P36">Date Last Updated:</text:p>
            </table:table-cell>
            <table:table-cell table:style-name="Table11.D4" office:value-type="string">
              <text:p text:style-name="P37"/>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office:value-type="string">
              <text:p text:style-name="P38">Actors:</text:p>
            </table:table-cell>
            <table:table-cell table:style-name="Table12.B1" office:value-type="string">
              <text:p text:style-name="P39">User</text:p>
            </table:table-cell>
          </table:table-row>
          <table:table-row table:style-name="Table12.1">
            <table:table-cell table:style-name="Table12.A2" office:value-type="string">
              <text:p text:style-name="P33">Description:</text:p>
            </table:table-cell>
            <table:table-cell table:style-name="Table12.B2" office:value-type="string">
              <text:p text:style-name="P34">Runs the simulation for the current attribute settings.</text:p>
            </table:table-cell>
          </table:table-row>
          <table:table-row table:style-name="Table12.1">
            <table:table-cell table:style-name="Table12.A2" office:value-type="string">
              <text:p text:style-name="P33">Trigger:</text:p>
            </table:table-cell>
            <table:table-cell table:style-name="Table12.B2" office:value-type="string">
              <text:p text:style-name="P34">The user presses the “Run Simulation” button on the Customization or Simulation screens.</text:p>
            </table:table-cell>
          </table:table-row>
          <table:table-row table:style-name="Table12.1">
            <table:table-cell table:style-name="Table12.A2" office:value-type="string">
              <text:p text:style-name="P33">Preconditions:</text:p>
            </table:table-cell>
            <table:table-cell table:style-name="Table12.B2" office:value-type="string">
              <text:list xml:id="list41159723" text:continue-list="list41177292" text:style-name="WW8Num14">
                <text:list-item text:start-value="1">
                  <text:p text:style-name="P40">User is finished modifying Traits on the Customization Screen OR</text:p>
                </text:list-item>
                <text:list-item>
                  <text:p text:style-name="P40">Simulation is Paused in the Simulation Screen</text:p>
                </text:list-item>
              </text:list>
            </table:table-cell>
          </table:table-row>
          <table:table-row table:style-name="Table12.1">
            <table:table-cell table:style-name="Table12.A2" office:value-type="string">
              <text:p text:style-name="P33">Postconditions:</text:p>
            </table:table-cell>
            <table:table-cell table:style-name="Table12.B2" office:value-type="string">
              <text:list xml:id="list41170630" text:continue-list="list41159723" text:style-name="WW8Num14">
                <text:list-item text:start-value="1">
                  <text:p text:style-name="P40">Traits are changed, assuming the user modified them manually.</text:p>
                </text:list-item>
              </text:list>
            </table:table-cell>
          </table:table-row>
          <table:table-row table:style-name="Table12.1">
            <table:table-cell table:style-name="Table12.A2" office:value-type="string">
              <text:p text:style-name="P33">Normal Flow:</text:p>
            </table:table-cell>
            <table:table-cell table:style-name="Table12.B2" office:value-type="string">
              <text:list xml:id="list41170045" text:continue-list="list41173806" text:style-name="WW8Num13">
                <text:list-item text:start-value="1">
                  <text:p text:style-name="P41">User presses the “Run Simulation” button from the Customization Screen.</text:p>
                </text:list-item>
                <text:list-item>
                  <text:p text:style-name="P41">The screen switches to the Simulation Screen.</text:p>
                </text:list-item>
                <text:list-item>
                  <text:p text:style-name="P41">The simulation starts to run with a graphic representation on the screen. <text:s/>A timer is displayed and begins counting elapsed simulation time.</text:p>
                </text:list-item>
              </text:list>
            </table:table-cell>
          </table:table-row>
          <table:table-row table:style-name="Table12.1">
            <table:table-cell table:style-name="Table12.A2" office:value-type="string">
              <text:p text:style-name="P33">Alternative Flows:</text:p>
            </table:table-cell>
            <table:table-cell table:style-name="Table12.B2" office:value-type="string">
              <text:p text:style-name="P34">User pauses the simulation from the Simulation Screen. <text:s/>The user presses the “Start/Restart Simulation” button. <text:s/>The simulation resumes from where it was paused.</text:p>
            </table:table-cell>
          </table:table-row>
          <table:table-row table:style-name="Table12.1">
            <table:table-cell table:style-name="Table12.A2" office:value-type="string">
              <text:p text:style-name="P33">Exceptions:</text:p>
            </table:table-cell>
            <table:table-cell table:style-name="Table12.B2" office:value-type="string">
              <text:p text:style-name="P34">None</text:p>
            </table:table-cell>
          </table:table-row>
          <table:table-row table:style-name="Table12.1">
            <table:table-cell table:style-name="Table12.A2" office:value-type="string">
              <text:p text:style-name="P33">Includes:</text:p>
            </table:table-cell>
            <table:table-cell table:style-name="Table12.B2" office:value-type="string">
              <text:p text:style-name="P34">None</text:p>
            </table:table-cell>
          </table:table-row>
          <table:table-row table:style-name="Table12.1">
            <table:table-cell table:style-name="Table12.A2" office:value-type="string">
              <text:p text:style-name="P33">Priority:</text:p>
            </table:table-cell>
            <table:table-cell table:style-name="Table12.B2" office:value-type="string">
              <text:p text:style-name="P34">High</text:p>
            </table:table-cell>
          </table:table-row>
          <table:table-row table:style-name="Table12.1">
            <table:table-cell table:style-name="Table12.A2" office:value-type="string">
              <text:p text:style-name="P33">Frequency of Use:</text:p>
            </table:table-cell>
            <table:table-cell table:style-name="Table12.B2" office:value-type="string">
              <text:p text:style-name="P34">once every 5 minutes</text:p>
            </table:table-cell>
          </table:table-row>
          <table:table-row table:style-name="Table12.1">
            <table:table-cell table:style-name="Table12.A2" office:value-type="string">
              <text:p text:style-name="P33">Business Rules:</text:p>
            </table:table-cell>
            <table:table-cell table:style-name="Table12.B2" office:value-type="string">
              <text:p text:style-name="P34"/>
            </table:table-cell>
          </table:table-row>
          <table:table-row table:style-name="Table12.1">
            <table:table-cell table:style-name="Table12.A2" office:value-type="string">
              <text:p text:style-name="P33">Special Requirements:</text:p>
            </table:table-cell>
            <table:table-cell table:style-name="Table12.B2" office:value-type="string">
              <text:p text:style-name="P34"/>
            </table:table-cell>
          </table:table-row>
          <table:table-row table:style-name="Table12.1">
            <table:table-cell table:style-name="Table12.A2" office:value-type="string">
              <text:p text:style-name="P33">Assumptions:</text:p>
            </table:table-cell>
            <table:table-cell table:style-name="Table12.B2" office:value-type="string">
              <text:p text:style-name="P34">The simulation is the whole point of the game.</text:p>
            </table:table-cell>
          </table:table-row>
          <table:table-row table:style-name="Table12.1">
            <table:table-cell table:style-name="Table12.A15" office:value-type="string">
              <text:p text:style-name="P33">Notes and Issues:</text:p>
            </table:table-cell>
            <table:table-cell table:style-name="Table12.B15" office:value-type="string">
              <text:p text:style-name="P34"/>
            </table:table-cell>
          </table:table-row>
        </table:table>
        <text:h text:style-name="Heading_20_3" text:outline-level="3" text:is-list-header="true"/>
        <text:h text:style-name="Heading_20_3" text:outline-level="3">Pause Simulation</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6">Use Case ID:</text:p>
            </table:table-cell>
            <table:table-cell table:style-name="Table13.B1" table:number-columns-spanned="3" office:value-type="string">
              <text:p text:style-name="P37">UI005</text:p>
            </table:table-cell>
            <table:covered-table-cell/>
            <table:covered-table-cell/>
          </table:table-row>
          <table:table-row table:style-name="Table13.1">
            <table:table-cell table:style-name="Table13.A2" office:value-type="string">
              <text:p text:style-name="P36">Use Case Name:</text:p>
            </table:table-cell>
            <table:table-cell table:style-name="Table13.B2" table:number-columns-spanned="3" office:value-type="string">
              <text:p text:style-name="P37">Pause Simulation</text:p>
            </table:table-cell>
            <table:covered-table-cell/>
            <table:covered-table-cell/>
          </table:table-row>
          <table:table-row table:style-name="Table13.1">
            <table:table-cell table:style-name="Table13.A2" office:value-type="string">
              <text:p text:style-name="P36">Created By:</text:p>
            </table:table-cell>
            <table:table-cell table:style-name="Table13.B3" office:value-type="string">
              <text:p text:style-name="P37">Jeffrey Dunn</text:p>
            </table:table-cell>
            <table:table-cell table:style-name="Table13.B3" office:value-type="string">
              <text:p text:style-name="P36">Last Updated By:</text:p>
            </table:table-cell>
            <table:table-cell table:style-name="Table13.D3">
              <text:p text:style-name="P37"/>
            </table:table-cell>
          </table:table-row>
          <table:table-row table:style-name="Table13.1">
            <table:table-cell table:style-name="Table13.A4" office:value-type="string">
              <text:p text:style-name="P36">Date Created:</text:p>
            </table:table-cell>
            <table:table-cell table:style-name="Table13.B4" office:value-type="date" office:date-value="2010-09-26">
              <text:p text:style-name="P37">09/26/10</text:p>
            </table:table-cell>
            <table:table-cell table:style-name="Table13.C4" office:value-type="string">
              <text:p text:style-name="P36">Date Last Updated:</text:p>
            </table:table-cell>
            <table:table-cell table:style-name="Table13.D4" office:value-type="string">
              <text:p text:style-name="P37"/>
            </table:table-cell>
          </table:table-row>
        </table:table>
        <text:p text:style-name="Standard"><text:soft-page-break/></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38">Actors:</text:p>
            </table:table-cell>
            <table:table-cell table:style-name="Table14.B1" office:value-type="string">
              <text:p text:style-name="P39">User</text:p>
            </table:table-cell>
          </table:table-row>
          <table:table-row table:style-name="Table14.1">
            <table:table-cell table:style-name="Table14.A2" office:value-type="string">
              <text:p text:style-name="P33">Description:</text:p>
            </table:table-cell>
            <table:table-cell table:style-name="Table14.B2" office:value-type="string">
              <text:p text:style-name="P34">Pauses a running situation.</text:p>
            </table:table-cell>
          </table:table-row>
          <table:table-row table:style-name="Table14.1">
            <table:table-cell table:style-name="Table14.A2" office:value-type="string">
              <text:p text:style-name="P33">Trigger:</text:p>
            </table:table-cell>
            <table:table-cell table:style-name="Table14.B2" office:value-type="string">
              <text:p text:style-name="P34">The user presses the “Pause” button on the Simulation Screen.</text:p>
            </table:table-cell>
          </table:table-row>
          <table:table-row table:style-name="Table14.1">
            <table:table-cell table:style-name="Table14.A2" office:value-type="string">
              <text:p text:style-name="P33">Preconditions:</text:p>
            </table:table-cell>
            <table:table-cell table:style-name="Table14.B2" office:value-type="string">
              <text:list xml:id="list41179195" text:continue-list="list41170630" text:style-name="WW8Num14">
                <text:list-item text:start-value="1">
                  <text:p text:style-name="P40">A simulation is running on the Simulation Screen</text:p>
                </text:list-item>
              </text:list>
            </table:table-cell>
          </table:table-row>
          <table:table-row table:style-name="Table14.1">
            <table:table-cell table:style-name="Table14.A2" office:value-type="string">
              <text:p text:style-name="P33">Postconditions:</text:p>
            </table:table-cell>
            <table:table-cell table:style-name="Table14.B2" office:value-type="string">
              <text:list xml:id="list41162274" text:continue-list="list41179195" text:style-name="WW8Num14">
                <text:list-item text:start-value="1">
                  <text:p text:style-name="P40">Simulation pauses.</text:p>
                </text:list-item>
                <text:list-item>
                  <text:p text:style-name="P40">User may unPause the simulation by pressing the “Play” button</text:p>
                </text:list-item>
              </text:list>
            </table:table-cell>
          </table:table-row>
          <table:table-row table:style-name="Table14.1">
            <table:table-cell table:style-name="Table14.A2" office:value-type="string">
              <text:p text:style-name="P33">Normal Flow:</text:p>
            </table:table-cell>
            <table:table-cell table:style-name="Table14.B2" office:value-type="string">
              <text:list xml:id="list41165323" text:continue-list="list41170045" text:style-name="WW8Num13">
                <text:list-item text:start-value="1">
                  <text:p text:style-name="P41">A simulation is running</text:p>
                </text:list-item>
                <text:list-item>
                  <text:p text:style-name="P41">The user presses the “Pause” button.</text:p>
                </text:list-item>
                <text:list-item>
                  <text:p text:style-name="P41">The simulation pauses.</text:p>
                </text:list-item>
                <text:list-item>
                  <text:p text:style-name="P41">The “Play” button can be pressed to resume the simulation at any time.</text:p>
                </text:list-item>
              </text:list>
            </table:table-cell>
          </table:table-row>
          <table:table-row table:style-name="Table14.1">
            <table:table-cell table:style-name="Table14.A2" office:value-type="string">
              <text:p text:style-name="P33">Alternative Flows:</text:p>
            </table:table-cell>
            <table:table-cell table:style-name="Table14.B2" office:value-type="string">
              <text:p text:style-name="P34">Instead of unPausing the simulation, the user can stop the simulation by pressing the “Stop” button.</text:p>
            </table:table-cell>
          </table:table-row>
          <table:table-row table:style-name="Table14.1">
            <table:table-cell table:style-name="Table14.A2" office:value-type="string">
              <text:p text:style-name="P33">Exceptions:</text:p>
            </table:table-cell>
            <table:table-cell table:style-name="Table14.B2" office:value-type="string">
              <text:p text:style-name="P34">None</text:p>
            </table:table-cell>
          </table:table-row>
          <table:table-row table:style-name="Table14.1">
            <table:table-cell table:style-name="Table14.A2" office:value-type="string">
              <text:p text:style-name="P33">Includes:</text:p>
            </table:table-cell>
            <table:table-cell table:style-name="Table14.B2" office:value-type="string">
              <text:p text:style-name="P34">None</text:p>
            </table:table-cell>
          </table:table-row>
          <table:table-row table:style-name="Table14.1">
            <table:table-cell table:style-name="Table14.A2" office:value-type="string">
              <text:p text:style-name="P33">Priority:</text:p>
            </table:table-cell>
            <table:table-cell table:style-name="Table14.B2" office:value-type="string">
              <text:p text:style-name="P34">High</text:p>
            </table:table-cell>
          </table:table-row>
          <table:table-row table:style-name="Table14.1">
            <table:table-cell table:style-name="Table14.A2" office:value-type="string">
              <text:p text:style-name="P33">Frequency of Use:</text:p>
            </table:table-cell>
            <table:table-cell table:style-name="Table14.B2" office:value-type="string">
              <text:p text:style-name="P34">once every 5 minutes</text:p>
            </table:table-cell>
          </table:table-row>
          <table:table-row table:style-name="Table14.1">
            <table:table-cell table:style-name="Table14.A2" office:value-type="string">
              <text:p text:style-name="P33">Business Rules:</text:p>
            </table:table-cell>
            <table:table-cell table:style-name="Table14.B2" office:value-type="string">
              <text:p text:style-name="P34"/>
            </table:table-cell>
          </table:table-row>
          <table:table-row table:style-name="Table14.1">
            <table:table-cell table:style-name="Table14.A2" office:value-type="string">
              <text:p text:style-name="P33">Special Requirements:</text:p>
            </table:table-cell>
            <table:table-cell table:style-name="Table14.B2" office:value-type="string">
              <text:p text:style-name="P34"/>
            </table:table-cell>
          </table:table-row>
          <table:table-row table:style-name="Table14.1">
            <table:table-cell table:style-name="Table14.A2" office:value-type="string">
              <text:p text:style-name="P33">Assumptions:</text:p>
            </table:table-cell>
            <table:table-cell table:style-name="Table14.B2" office:value-type="string">
              <text:p text:style-name="P34">The user may have to answer the phone, eat, use the restroom or whatever and would like to pause the simulation.</text:p>
            </table:table-cell>
          </table:table-row>
          <table:table-row table:style-name="Table14.1">
            <table:table-cell table:style-name="Table14.A15" office:value-type="string">
              <text:p text:style-name="P33">Notes and Issues:</text:p>
            </table:table-cell>
            <table:table-cell table:style-name="Table14.B15" office:value-type="string">
              <text:p text:style-name="P34"/>
            </table:table-cell>
          </table:table-row>
        </table:table>
        <text:p text:style-name="Standard"/>
        <text:p text:style-name="Standard"/>
        <text:h text:style-name="Heading_20_3" text:outline-level="3">Stop Simulatio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6">Use Case ID:</text:p>
            </table:table-cell>
            <table:table-cell table:style-name="Table15.B1" table:number-columns-spanned="3" office:value-type="string">
              <text:p text:style-name="P37">UI006</text:p>
            </table:table-cell>
            <table:covered-table-cell/>
            <table:covered-table-cell/>
          </table:table-row>
          <table:table-row table:style-name="Table15.1">
            <table:table-cell table:style-name="Table15.A2" office:value-type="string">
              <text:p text:style-name="P36">Use Case Name:</text:p>
            </table:table-cell>
            <table:table-cell table:style-name="Table15.B2" table:number-columns-spanned="3" office:value-type="string">
              <text:p text:style-name="P37">Stop Simulation</text:p>
            </table:table-cell>
            <table:covered-table-cell/>
            <table:covered-table-cell/>
          </table:table-row>
          <table:table-row table:style-name="Table15.1">
            <table:table-cell table:style-name="Table15.A2" office:value-type="string">
              <text:p text:style-name="P36">Created By:</text:p>
            </table:table-cell>
            <table:table-cell table:style-name="Table15.B3" office:value-type="string">
              <text:p text:style-name="P37">Jeffrey Dunn</text:p>
            </table:table-cell>
            <table:table-cell table:style-name="Table15.B3" office:value-type="string">
              <text:p text:style-name="P36">Last Updated By:</text:p>
            </table:table-cell>
            <table:table-cell table:style-name="Table15.D3">
              <text:p text:style-name="P37"/>
            </table:table-cell>
          </table:table-row>
          <table:table-row table:style-name="Table15.1">
            <table:table-cell table:style-name="Table15.A4" office:value-type="string">
              <text:p text:style-name="P36">Date Created:</text:p>
            </table:table-cell>
            <table:table-cell table:style-name="Table15.B4" office:value-type="date" office:date-value="2010-09-26">
              <text:p text:style-name="P37">09/26/10</text:p>
            </table:table-cell>
            <table:table-cell table:style-name="Table15.C4" office:value-type="string">
              <text:p text:style-name="P36">Date Last Updated:</text:p>
            </table:table-cell>
            <table:table-cell table:style-name="Table15.D4" office:value-type="string">
              <text:p text:style-name="P37"/>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38">Actors:</text:p>
            </table:table-cell>
            <table:table-cell table:style-name="Table16.B1" office:value-type="string">
              <text:p text:style-name="P39">User</text:p>
            </table:table-cell>
          </table:table-row>
          <table:table-row table:style-name="Table16.1">
            <table:table-cell table:style-name="Table16.A2" office:value-type="string">
              <text:p text:style-name="P33">Description:</text:p>
            </table:table-cell>
            <table:table-cell table:style-name="Table16.B2" office:value-type="string">
              <text:p text:style-name="P34">Stop the simulation early.</text:p>
            </table:table-cell>
          </table:table-row>
          <table:table-row table:style-name="Table16.1">
            <table:table-cell table:style-name="Table16.A2" office:value-type="string">
              <text:p text:style-name="P33">Trigger:</text:p>
            </table:table-cell>
            <table:table-cell table:style-name="Table16.B2" office:value-type="string">
              <text:p text:style-name="P34">The user presses the “Stop” button on the Simulation Screen OR the simulation runs its course and completes on its own.</text:p>
            </table:table-cell>
          </table:table-row>
          <table:table-row table:style-name="Table16.1">
            <table:table-cell table:style-name="Table16.A2" office:value-type="string">
              <text:p text:style-name="P33">Preconditions:</text:p>
            </table:table-cell>
            <table:table-cell table:style-name="Table16.B2" office:value-type="string">
              <text:list xml:id="list41167528" text:continue-list="list41162274" text:style-name="WW8Num14">
                <text:list-item text:start-value="1">
                  <text:p text:style-name="P40">A simulation is running or Paused on the Simulation Screen</text:p>
                </text:list-item>
              </text:list>
            </table:table-cell>
          </table:table-row>
          <table:table-row table:style-name="Table16.1">
            <table:table-cell table:style-name="Table16.A2" office:value-type="string">
              <text:p text:style-name="P33">Postconditions:</text:p>
            </table:table-cell>
            <table:table-cell table:style-name="Table16.B2" office:value-type="string">
              <text:list xml:id="list41178174" text:continue-list="list41167528" text:style-name="WW8Num14">
                <text:list-item text:start-value="1">
                  <text:p text:style-name="P40">Depends on the condition by which the simulation stops. <text:s/>If the “Stop” button was pressed by the user, then the screen switches to the Customization Screen. <text:s/>If the simulation stopped on its own, the screen switches to the Results <text:soft-page-break/>Screen.</text:p>
                </text:list-item>
              </text:list>
            </table:table-cell>
          </table:table-row>
          <table:table-row table:style-name="Table16.1">
            <table:table-cell table:style-name="Table16.A2" office:value-type="string">
              <text:p text:style-name="P33">Normal Flow:</text:p>
            </table:table-cell>
            <table:table-cell table:style-name="Table16.B2" office:value-type="string">
              <text:list xml:id="list41153519" text:continue-list="list41165323" text:style-name="WW8Num13">
                <text:list-item text:start-value="1">
                  <text:p text:style-name="P41">A simulation is running</text:p>
                </text:list-item>
                <text:list-item>
                  <text:p text:style-name="P41">The simulation finishes on its own and a “Simulation Complete” message is displayed.</text:p>
                </text:list-item>
                <text:list-item>
                  <text:p text:style-name="P41">“Stop” and “Pause” buttons are inactive.</text:p>
                </text:list-item>
                <text:list-item>
                  <text:p text:style-name="P41">The screen switches to the Results Screen.</text:p>
                </text:list-item>
              </text:list>
            </table:table-cell>
          </table:table-row>
          <table:table-row table:style-name="Table16.1">
            <table:table-cell table:style-name="Table16.A2" office:value-type="string">
              <text:p text:style-name="P33">Alternative Flows:</text:p>
            </table:table-cell>
            <table:table-cell table:style-name="Table16.B2" office:value-type="string">
              <text:p text:style-name="P34">The user presses the “Stop” button while a simulation is running or paused on the Simulation Screen. <text:s/>The screen then switches to the Customization Screen.</text:p>
            </table:table-cell>
          </table:table-row>
          <table:table-row table:style-name="Table16.1">
            <table:table-cell table:style-name="Table16.A2" office:value-type="string">
              <text:p text:style-name="P33">Exceptions:</text:p>
            </table:table-cell>
            <table:table-cell table:style-name="Table16.B2" office:value-type="string">
              <text:p text:style-name="P34">None</text:p>
            </table:table-cell>
          </table:table-row>
          <table:table-row table:style-name="Table16.1">
            <table:table-cell table:style-name="Table16.A2" office:value-type="string">
              <text:p text:style-name="P33">Includes:</text:p>
            </table:table-cell>
            <table:table-cell table:style-name="Table16.B2" office:value-type="string">
              <text:p text:style-name="P34">UI004 or UI005 is a precondition. <text:s/>UI003 or UI009 result, depending on what caused the simulation to stop.</text:p>
            </table:table-cell>
          </table:table-row>
          <table:table-row table:style-name="Table16.1">
            <table:table-cell table:style-name="Table16.A2" office:value-type="string">
              <text:p text:style-name="P33">Priority:</text:p>
            </table:table-cell>
            <table:table-cell table:style-name="Table16.B2" office:value-type="string">
              <text:p text:style-name="P34">High</text:p>
            </table:table-cell>
          </table:table-row>
          <table:table-row table:style-name="Table16.1">
            <table:table-cell table:style-name="Table16.A2" office:value-type="string">
              <text:p text:style-name="P33">Frequency of Use:</text:p>
            </table:table-cell>
            <table:table-cell table:style-name="Table16.B2" office:value-type="string">
              <text:p text:style-name="P34">once every 15 minutes</text:p>
            </table:table-cell>
          </table:table-row>
          <table:table-row table:style-name="Table16.1">
            <table:table-cell table:style-name="Table16.A2" office:value-type="string">
              <text:p text:style-name="P33">Business Rules:</text:p>
            </table:table-cell>
            <table:table-cell table:style-name="Table16.B2" office:value-type="string">
              <text:p text:style-name="P34"/>
            </table:table-cell>
          </table:table-row>
          <table:table-row table:style-name="Table16.1">
            <table:table-cell table:style-name="Table16.A2" office:value-type="string">
              <text:p text:style-name="P33">Special Requirements:</text:p>
            </table:table-cell>
            <table:table-cell table:style-name="Table16.B2" office:value-type="string">
              <text:p text:style-name="P34"/>
            </table:table-cell>
          </table:table-row>
          <table:table-row table:style-name="Table16.1">
            <table:table-cell table:style-name="Table16.A2" office:value-type="string">
              <text:p text:style-name="P33">Assumptions:</text:p>
            </table:table-cell>
            <table:table-cell table:style-name="Table16.B2" office:value-type="string">
              <text:p text:style-name="P34">The user may want to restart the simulation or simply view results up to this point. <text:s/>The user may decide to stop the game and turn off the computer because of real life priorities. <text:s/>Maybe he has to walk the dog, go to class or pay attention to his girlfriend.</text:p>
            </table:table-cell>
          </table:table-row>
          <table:table-row table:style-name="Table16.1">
            <table:table-cell table:style-name="Table16.A15" office:value-type="string">
              <text:p text:style-name="P33">Notes and Issues:</text:p>
            </table:table-cell>
            <table:table-cell table:style-name="Table16.B15" office:value-type="string">
              <text:p text:style-name="P34"/>
            </table:table-cell>
          </table:table-row>
        </table:table>
        <text:p text:style-name="Standard"/>
        <text:p text:style-name="Standard"/>
        <text:h text:style-name="Heading_20_3" text:outline-level="3">Load Results</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6">Use Case ID:</text:p>
            </table:table-cell>
            <table:table-cell table:style-name="Table17.B1" table:number-columns-spanned="3" office:value-type="string">
              <text:p text:style-name="P37">UI007</text:p>
            </table:table-cell>
            <table:covered-table-cell/>
            <table:covered-table-cell/>
          </table:table-row>
          <table:table-row table:style-name="Table17.1">
            <table:table-cell table:style-name="Table17.A2" office:value-type="string">
              <text:p text:style-name="P36">Use Case Name:</text:p>
            </table:table-cell>
            <table:table-cell table:style-name="Table17.B2" table:number-columns-spanned="3" office:value-type="string">
              <text:p text:style-name="P37">Load Results</text:p>
            </table:table-cell>
            <table:covered-table-cell/>
            <table:covered-table-cell/>
          </table:table-row>
          <table:table-row table:style-name="Table17.1">
            <table:table-cell table:style-name="Table17.A2" office:value-type="string">
              <text:p text:style-name="P36">Created By:</text:p>
            </table:table-cell>
            <table:table-cell table:style-name="Table17.B3" office:value-type="string">
              <text:p text:style-name="P37">Jeffrey Dunn</text:p>
            </table:table-cell>
            <table:table-cell table:style-name="Table17.B3" office:value-type="string">
              <text:p text:style-name="P36">Last Updated By:</text:p>
            </table:table-cell>
            <table:table-cell table:style-name="Table17.D3">
              <text:p text:style-name="P37"/>
            </table:table-cell>
          </table:table-row>
          <table:table-row table:style-name="Table17.1">
            <table:table-cell table:style-name="Table17.A4" office:value-type="string">
              <text:p text:style-name="P36">Date Created:</text:p>
            </table:table-cell>
            <table:table-cell table:style-name="Table17.B4" office:value-type="date" office:date-value="2010-09-26">
              <text:p text:style-name="P37">09/26/10</text:p>
            </table:table-cell>
            <table:table-cell table:style-name="Table17.C4" office:value-type="string">
              <text:p text:style-name="P36">Date Last Updated:</text:p>
            </table:table-cell>
            <table:table-cell table:style-name="Table17.D4" office:value-type="string">
              <text:p text:style-name="P37"/>
            </table:table-cell>
          </table:table-row>
        </table:table>
        <text:p text:style-name="Standard"/>
        <text:p text:style-name="Standard"/>
        <table:table table:name="Table18" table:style-name="Table18">
          <table:table-column table:style-name="Table18.A"/>
          <table:table-column table:style-name="Table18.B"/>
          <table:table-row table:style-name="Table18.1">
            <table:table-cell table:style-name="Table18.A1" office:value-type="string">
              <text:p text:style-name="P38">Actors:</text:p>
            </table:table-cell>
            <table:table-cell table:style-name="Table18.B1" office:value-type="string">
              <text:p text:style-name="P39">User</text:p>
            </table:table-cell>
          </table:table-row>
          <table:table-row table:style-name="Table18.1">
            <table:table-cell table:style-name="Table18.A2" office:value-type="string">
              <text:p text:style-name="P33">Description:</text:p>
            </table:table-cell>
            <table:table-cell table:style-name="Table18.B2" office:value-type="string">
              <text:p text:style-name="P34">Loads simulation results that were saved from a previous session.</text:p>
            </table:table-cell>
          </table:table-row>
          <table:table-row table:style-name="Table18.1">
            <table:table-cell table:style-name="Table18.A2" office:value-type="string">
              <text:p text:style-name="P33">Trigger:</text:p>
            </table:table-cell>
            <table:table-cell table:style-name="Table18.B2" office:value-type="string">
              <text:p text:style-name="P34">The user selects the “Load Results” menu option from the Customization Screen.</text:p>
            </table:table-cell>
          </table:table-row>
          <table:table-row table:style-name="Table18.1">
            <table:table-cell table:style-name="Table18.A2" office:value-type="string">
              <text:p text:style-name="P33">Preconditions:</text:p>
            </table:table-cell>
            <table:table-cell table:style-name="Table18.B2" office:value-type="string">
              <text:list xml:id="list41175926" text:continue-list="list41178174" text:style-name="WW8Num14">
                <text:list-item text:start-value="1">
                  <text:p text:style-name="P40">The current screen is the Customization Screen (UI003)</text:p>
                </text:list-item>
              </text:list>
            </table:table-cell>
          </table:table-row>
          <table:table-row table:style-name="Table18.1">
            <table:table-cell table:style-name="Table18.A2" office:value-type="string">
              <text:p text:style-name="P33">Postconditions:</text:p>
            </table:table-cell>
            <table:table-cell table:style-name="Table18.B2" office:value-type="string">
              <text:list xml:id="list41172299" text:continue-list="list41175926" text:style-name="WW8Num14">
                <text:list-item text:start-value="1">
                  <text:p text:style-name="P40">The results are displayed in the Results Screen</text:p>
                </text:list-item>
              </text:list>
            </table:table-cell>
          </table:table-row>
          <table:table-row table:style-name="Table18.1">
            <table:table-cell table:style-name="Table18.A2" office:value-type="string">
              <text:p text:style-name="P33">Normal Flow:</text:p>
            </table:table-cell>
            <table:table-cell table:style-name="Table18.B2" office:value-type="string">
              <text:list xml:id="list41183761" text:continue-list="list41153519" text:style-name="WW8Num13">
                <text:list-item text:start-value="1">
                  <text:p text:style-name="P41">The user is in the Customization Screen.</text:p>
                </text:list-item>
                <text:list-item>
                  <text:p text:style-name="P41">The User selects the “Load Results” menu option.</text:p>
                </text:list-item>
                <text:list-item>
                  <text:p text:style-name="P41">A Pop-up window appears with a text field and asks the user to input a filename. <text:s/>there is also an “Okay” button.</text:p>
                </text:list-item>
                <text:list-item>
                  <text:p text:style-name="P41">The user types in the filename and clicks the “Okay” button.</text:p>
                </text:list-item>
                <text:list-item>
                  <text:p text:style-name="P41"><text:soft-page-break/>The file is loaded into the current session.</text:p>
                </text:list-item>
                <text:list-item>
                  <text:p text:style-name="P41">The Pop-up disappears</text:p>
                </text:list-item>
                <text:list-item>
                  <text:p text:style-name="P41">The main window changes to the Results Screen and displays the results loaded from the results-file.</text:p>
                </text:list-item>
              </text:list>
            </table:table-cell>
          </table:table-row>
          <table:table-row table:style-name="Table18.1">
            <table:table-cell table:style-name="Table18.A2" office:value-type="string">
              <text:p text:style-name="P33">Alternative Flows:</text:p>
            </table:table-cell>
            <table:table-cell table:style-name="Table18.B2" office:value-type="string">
              <text:p text:style-name="P34">None</text:p>
            </table:table-cell>
          </table:table-row>
          <table:table-row table:style-name="Table18.1">
            <table:table-cell table:style-name="Table18.A2" office:value-type="string">
              <text:p text:style-name="P33">Exceptions:</text:p>
            </table:table-cell>
            <table:table-cell table:style-name="Table18.B2" office:value-type="string">
              <text:p text:style-name="P34">User types in an incorrect or improper filename: <text:s/>Pop-up displays a message “File xxxxx.xxx does not exist. <text:s/>Try again.”</text:p>
              <text:p text:style-name="P34">User tries to load a file that has corrupted data: <text:s/>Pop-up displays a message “Error loading xxxxx.xxx.”</text:p>
            </table:table-cell>
          </table:table-row>
          <table:table-row table:style-name="Table18.1">
            <table:table-cell table:style-name="Table18.A2" office:value-type="string">
              <text:p text:style-name="P33">Includes:</text:p>
            </table:table-cell>
            <table:table-cell table:style-name="Table18.B2" office:value-type="string">
              <text:p text:style-name="P34">UI003 is a precondition. <text:s/>UI009 is included in the steps</text:p>
            </table:table-cell>
          </table:table-row>
          <table:table-row table:style-name="Table18.1">
            <table:table-cell table:style-name="Table18.A2" office:value-type="string">
              <text:p text:style-name="P33">Priority:</text:p>
            </table:table-cell>
            <table:table-cell table:style-name="Table18.B2" office:value-type="string">
              <text:p text:style-name="P34">High</text:p>
            </table:table-cell>
          </table:table-row>
          <table:table-row table:style-name="Table18.1">
            <table:table-cell table:style-name="Table18.A2" office:value-type="string">
              <text:p text:style-name="P33">Frequency of Use:</text:p>
            </table:table-cell>
            <table:table-cell table:style-name="Table18.B2" office:value-type="string">
              <text:p text:style-name="P34">once every 15 minutes</text:p>
            </table:table-cell>
          </table:table-row>
          <table:table-row table:style-name="Table18.1">
            <table:table-cell table:style-name="Table18.A2" office:value-type="string">
              <text:p text:style-name="P33">Business Rules:</text:p>
            </table:table-cell>
            <table:table-cell table:style-name="Table18.B2" office:value-type="string">
              <text:p text:style-name="P34"/>
            </table:table-cell>
          </table:table-row>
          <table:table-row table:style-name="Table18.1">
            <table:table-cell table:style-name="Table18.A2" office:value-type="string">
              <text:p text:style-name="P33">Special Requirements:</text:p>
            </table:table-cell>
            <table:table-cell table:style-name="Table18.B2" office:value-type="string">
              <text:p text:style-name="P34"/>
            </table:table-cell>
          </table:table-row>
          <table:table-row table:style-name="Table18.1">
            <table:table-cell table:style-name="Table18.A2" office:value-type="string">
              <text:p text:style-name="P33">Assumptions:</text:p>
            </table:table-cell>
            <table:table-cell table:style-name="Table18.B2" office:value-type="string">
              <text:p text:style-name="P34">The user may wish to view simulation results from a previous game session.</text:p>
            </table:table-cell>
          </table:table-row>
          <table:table-row table:style-name="Table18.1">
            <table:table-cell table:style-name="Table18.A15" office:value-type="string">
              <text:p text:style-name="P33">Notes and Issues:</text:p>
            </table:table-cell>
            <table:table-cell table:style-name="Table18.B15" office:value-type="string">
              <text:p text:style-name="P34"/>
            </table:table-cell>
          </table:table-row>
        </table:table>
        <text:p text:style-name="Standard"/>
        <text:p text:style-name="Standard"/>
        <text:h text:style-name="Heading_20_3" text:outline-level="3">Save Results</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6">Use Case ID:</text:p>
            </table:table-cell>
            <table:table-cell table:style-name="Table19.B1" table:number-columns-spanned="3" office:value-type="string">
              <text:p text:style-name="P37">UI008</text:p>
            </table:table-cell>
            <table:covered-table-cell/>
            <table:covered-table-cell/>
          </table:table-row>
          <table:table-row table:style-name="Table19.1">
            <table:table-cell table:style-name="Table19.A2" office:value-type="string">
              <text:p text:style-name="P36">Use Case Name:</text:p>
            </table:table-cell>
            <table:table-cell table:style-name="Table19.B2" table:number-columns-spanned="3" office:value-type="string">
              <text:p text:style-name="P37">Save Results</text:p>
            </table:table-cell>
            <table:covered-table-cell/>
            <table:covered-table-cell/>
          </table:table-row>
          <table:table-row table:style-name="Table19.1">
            <table:table-cell table:style-name="Table19.A2" office:value-type="string">
              <text:p text:style-name="P36">Created By:</text:p>
            </table:table-cell>
            <table:table-cell table:style-name="Table19.B3" office:value-type="string">
              <text:p text:style-name="P37">Jeffrey Dunn</text:p>
            </table:table-cell>
            <table:table-cell table:style-name="Table19.B3" office:value-type="string">
              <text:p text:style-name="P36">Last Updated By:</text:p>
            </table:table-cell>
            <table:table-cell table:style-name="Table19.D3">
              <text:p text:style-name="P37"/>
            </table:table-cell>
          </table:table-row>
          <table:table-row table:style-name="Table19.1">
            <table:table-cell table:style-name="Table19.A4" office:value-type="string">
              <text:p text:style-name="P36">Date Created:</text:p>
            </table:table-cell>
            <table:table-cell table:style-name="Table19.B4" office:value-type="date" office:date-value="2010-09-26">
              <text:p text:style-name="P37">09/26/10</text:p>
            </table:table-cell>
            <table:table-cell table:style-name="Table19.C4" office:value-type="string">
              <text:p text:style-name="P36">Date Last Updated:</text:p>
            </table:table-cell>
            <table:table-cell table:style-name="Table19.D4" office:value-type="string">
              <text:p text:style-name="P37"/>
            </table:table-cell>
          </table:table-row>
        </table:table>
        <text:p text:style-name="Standard"/>
        <text:p text:style-name="Standard"/>
        <table:table table:name="Table20" table:style-name="Table20">
          <table:table-column table:style-name="Table20.A"/>
          <table:table-column table:style-name="Table20.B"/>
          <table:table-row table:style-name="Table20.1">
            <table:table-cell table:style-name="Table20.A1" office:value-type="string">
              <text:p text:style-name="P38">Actors:</text:p>
            </table:table-cell>
            <table:table-cell table:style-name="Table20.B1" office:value-type="string">
              <text:p text:style-name="P39">User</text:p>
            </table:table-cell>
          </table:table-row>
          <table:table-row table:style-name="Table20.1">
            <table:table-cell table:style-name="Table20.A2" office:value-type="string">
              <text:p text:style-name="P33">Description:</text:p>
            </table:table-cell>
            <table:table-cell table:style-name="Table20.B2" office:value-type="string">
              <text:p text:style-name="P34">Saves simulation results from the current session.</text:p>
            </table:table-cell>
          </table:table-row>
          <table:table-row table:style-name="Table20.1">
            <table:table-cell table:style-name="Table20.A2" office:value-type="string">
              <text:p text:style-name="P33">Trigger:</text:p>
            </table:table-cell>
            <table:table-cell table:style-name="Table20.B2" office:value-type="string">
              <text:p text:style-name="P34">The user selects the “Save Simulation” menu option from the Results Screen.</text:p>
            </table:table-cell>
          </table:table-row>
          <table:table-row table:style-name="Table20.1">
            <table:table-cell table:style-name="Table20.A2" office:value-type="string">
              <text:p text:style-name="P33">Preconditions:</text:p>
            </table:table-cell>
            <table:table-cell table:style-name="Table20.B2" office:value-type="string">
              <text:list xml:id="list41179814" text:continue-list="list41172299" text:style-name="WW8Num14">
                <text:list-item text:start-value="1">
                  <text:p text:style-name="P40">The current screen is the Results Screen (UI009)</text:p>
                </text:list-item>
              </text:list>
            </table:table-cell>
          </table:table-row>
          <table:table-row table:style-name="Table20.1">
            <table:table-cell table:style-name="Table20.A2" office:value-type="string">
              <text:p text:style-name="P33">Postconditions:</text:p>
            </table:table-cell>
            <table:table-cell table:style-name="Table20.B2" office:value-type="string">
              <text:list xml:id="list41184047" text:continue-list="list41179814" text:style-name="WW8Num14">
                <text:list-item text:start-value="1">
                  <text:p text:style-name="P40">The simulation results from the current session are saved to a file.</text:p>
                </text:list-item>
              </text:list>
            </table:table-cell>
          </table:table-row>
          <table:table-row table:style-name="Table20.1">
            <table:table-cell table:style-name="Table20.A2" office:value-type="string">
              <text:p text:style-name="P33">Normal Flow:</text:p>
            </table:table-cell>
            <table:table-cell table:style-name="Table20.B2" office:value-type="string">
              <text:list xml:id="list41156097" text:continue-list="list41183761" text:style-name="WW8Num13">
                <text:list-item text:start-value="1">
                  <text:p text:style-name="P41">The current screen is the Results Screen</text:p>
                </text:list-item>
                <text:list-item>
                  <text:p text:style-name="P41">The user selects the “Save Simulation” menu option.</text:p>
                </text:list-item>
                <text:list-item>
                  <text:p text:style-name="P41">A pop-up screen with text field asks the user for the filename of the simulation results to be saved. <text:s/>Pop-up also has an “Okay” button.</text:p>
                </text:list-item>
                <text:list-item>
                  <text:p text:style-name="P41">User types in the path and filename and clicks the “Okay” button.</text:p>
                </text:list-item>
                <text:list-item>
                  <text:p text:style-name="P41">File is written with simulation results from the current game session.</text:p>
                </text:list-item>
                <text:list-item>
                  <text:p text:style-name="P41"><text:soft-page-break/>The Pop-up disappears</text:p>
                </text:list-item>
                <text:list-item>
                  <text:p text:style-name="P41">Returned to the Results Screen.</text:p>
                </text:list-item>
              </text:list>
            </table:table-cell>
          </table:table-row>
          <table:table-row table:style-name="Table20.1">
            <table:table-cell table:style-name="Table20.A2" office:value-type="string">
              <text:p text:style-name="P33">Alternative Flows:</text:p>
            </table:table-cell>
            <table:table-cell table:style-name="Table20.B2" office:value-type="string">
              <text:p text:style-name="P34">None</text:p>
            </table:table-cell>
          </table:table-row>
          <table:table-row table:style-name="Table20.1">
            <table:table-cell table:style-name="Table20.A2" office:value-type="string">
              <text:p text:style-name="P33">Exceptions:</text:p>
            </table:table-cell>
            <table:table-cell table:style-name="Table20.B2" office:value-type="string">
              <text:p text:style-name="P34">User types in an improper filename: <text:s/>Pop-up displays a message “Incorrect filename. <text:s/>Try again.”</text:p>
              <text:p text:style-name="P34">User types in a path that does not have write permissions or is out of drive space: <text:s/>Pop-up displays a message “Error saving xxxxx.xxx.”</text:p>
            </table:table-cell>
          </table:table-row>
          <table:table-row table:style-name="Table20.1">
            <table:table-cell table:style-name="Table20.A2" office:value-type="string">
              <text:p text:style-name="P33">Includes:</text:p>
            </table:table-cell>
            <table:table-cell table:style-name="Table20.B2" office:value-type="string">
              <text:p text:style-name="P34">UI009 is included in the steps</text:p>
            </table:table-cell>
          </table:table-row>
          <table:table-row table:style-name="Table20.1">
            <table:table-cell table:style-name="Table20.A2" office:value-type="string">
              <text:p text:style-name="P33">Priority:</text:p>
            </table:table-cell>
            <table:table-cell table:style-name="Table20.B2" office:value-type="string">
              <text:p text:style-name="P34">High</text:p>
            </table:table-cell>
          </table:table-row>
          <table:table-row table:style-name="Table20.1">
            <table:table-cell table:style-name="Table20.A2" office:value-type="string">
              <text:p text:style-name="P33">Frequency of Use:</text:p>
            </table:table-cell>
            <table:table-cell table:style-name="Table20.B2" office:value-type="string">
              <text:p text:style-name="P34">once every 15 minutes</text:p>
            </table:table-cell>
          </table:table-row>
          <table:table-row table:style-name="Table20.1">
            <table:table-cell table:style-name="Table20.A2" office:value-type="string">
              <text:p text:style-name="P33">Business Rules:</text:p>
            </table:table-cell>
            <table:table-cell table:style-name="Table20.B2" office:value-type="string">
              <text:p text:style-name="P34"/>
            </table:table-cell>
          </table:table-row>
          <table:table-row table:style-name="Table20.1">
            <table:table-cell table:style-name="Table20.A2" office:value-type="string">
              <text:p text:style-name="P33">Special Requirements:</text:p>
            </table:table-cell>
            <table:table-cell table:style-name="Table20.B2" office:value-type="string">
              <text:p text:style-name="P34"/>
            </table:table-cell>
          </table:table-row>
          <table:table-row table:style-name="Table20.1">
            <table:table-cell table:style-name="Table20.A2" office:value-type="string">
              <text:p text:style-name="P33">Assumptions:</text:p>
            </table:table-cell>
            <table:table-cell table:style-name="Table20.B2" office:value-type="string">
              <text:p text:style-name="P34">The user may wish to save the simulation results for later viewing.</text:p>
            </table:table-cell>
          </table:table-row>
          <table:table-row table:style-name="Table20.1">
            <table:table-cell table:style-name="Table20.A15" office:value-type="string">
              <text:p text:style-name="P33">Notes and Issues:</text:p>
            </table:table-cell>
            <table:table-cell table:style-name="Table20.B15" office:value-type="string">
              <text:p text:style-name="P34"/>
            </table:table-cell>
          </table:table-row>
        </table:table>
        <text:p text:style-name="Standard"/>
        <text:p text:style-name="Standard"/>
        <text:p text:style-name="Standard"/>
        <text:h text:style-name="P45" text:outline-level="3">View Results</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6">Use Case ID:</text:p>
            </table:table-cell>
            <table:table-cell table:style-name="Table21.B1" table:number-columns-spanned="3" office:value-type="string">
              <text:p text:style-name="P37">UI009</text:p>
            </table:table-cell>
            <table:covered-table-cell/>
            <table:covered-table-cell/>
          </table:table-row>
          <table:table-row table:style-name="Table21.1">
            <table:table-cell table:style-name="Table21.A2" office:value-type="string">
              <text:p text:style-name="P36">Use Case Name:</text:p>
            </table:table-cell>
            <table:table-cell table:style-name="Table21.B2" table:number-columns-spanned="3" office:value-type="string">
              <text:p text:style-name="P37">View Results</text:p>
            </table:table-cell>
            <table:covered-table-cell/>
            <table:covered-table-cell/>
          </table:table-row>
          <table:table-row table:style-name="Table21.1">
            <table:table-cell table:style-name="Table21.A2" office:value-type="string">
              <text:p text:style-name="P36">Created By:</text:p>
            </table:table-cell>
            <table:table-cell table:style-name="Table21.B3" office:value-type="string">
              <text:p text:style-name="P37">Jeffrey Dunn</text:p>
            </table:table-cell>
            <table:table-cell table:style-name="Table21.B3" office:value-type="string">
              <text:p text:style-name="P36">Last Updated By:</text:p>
            </table:table-cell>
            <table:table-cell table:style-name="Table21.D3">
              <text:p text:style-name="P37"/>
            </table:table-cell>
          </table:table-row>
          <table:table-row table:style-name="Table21.1">
            <table:table-cell table:style-name="Table21.A4" office:value-type="string">
              <text:p text:style-name="P36">Date Created:</text:p>
            </table:table-cell>
            <table:table-cell table:style-name="Table21.B4" office:value-type="date" office:date-value="2010-09-26">
              <text:p text:style-name="P37">09/26/10</text:p>
            </table:table-cell>
            <table:table-cell table:style-name="Table21.C4" office:value-type="string">
              <text:p text:style-name="P36">Date Last Updated:</text:p>
            </table:table-cell>
            <table:table-cell table:style-name="Table21.D4" office:value-type="string">
              <text:p text:style-name="P37"/>
            </table:table-cell>
          </table:table-row>
        </table:table>
        <text:p text:style-name="Standard"/>
        <text:p text:style-name="Standard"/>
        <table:table table:name="Table22" table:style-name="Table22">
          <table:table-column table:style-name="Table22.A"/>
          <table:table-column table:style-name="Table22.B"/>
          <table:table-row table:style-name="Table22.1">
            <table:table-cell table:style-name="Table22.A1" office:value-type="string">
              <text:p text:style-name="P38">Actors:</text:p>
            </table:table-cell>
            <table:table-cell table:style-name="Table22.B1" office:value-type="string">
              <text:p text:style-name="P39">User</text:p>
            </table:table-cell>
          </table:table-row>
          <table:table-row table:style-name="Table22.1">
            <table:table-cell table:style-name="Table22.A2" office:value-type="string">
              <text:p text:style-name="P33">Description:</text:p>
            </table:table-cell>
            <table:table-cell table:style-name="Table22.B2" office:value-type="string">
              <text:p text:style-name="P34">Shows the Simulation results</text:p>
            </table:table-cell>
          </table:table-row>
          <table:table-row table:style-name="Table22.1">
            <table:table-cell table:style-name="Table22.A2" office:value-type="string">
              <text:p text:style-name="P33">Trigger:</text:p>
            </table:table-cell>
            <table:table-cell table:style-name="Table22.B2" office:value-type="string">
              <text:p text:style-name="P34">The user selects the “Save Simulation” menu option from the Results Screen.</text:p>
            </table:table-cell>
          </table:table-row>
          <table:table-row table:style-name="Table22.1">
            <table:table-cell table:style-name="Table22.A2" office:value-type="string">
              <text:p text:style-name="P33">Preconditions:</text:p>
            </table:table-cell>
            <table:table-cell table:style-name="Table22.B2" office:value-type="string">
              <text:list xml:id="list41154231" text:continue-list="list41184047" text:style-name="WW8Num14">
                <text:list-item text:start-value="1">
                  <text:p text:style-name="P40">The user stops a simulation early from the Simulation Screen OR the user chooses the Load Simulation results menu option or View Simulation Results menu option from the Customization Screen</text:p>
                </text:list-item>
              </text:list>
            </table:table-cell>
          </table:table-row>
          <table:table-row table:style-name="Table22.1">
            <table:table-cell table:style-name="Table22.A2" office:value-type="string">
              <text:p text:style-name="P33">Postconditions:</text:p>
            </table:table-cell>
            <table:table-cell table:style-name="Table22.B2" office:value-type="string">
              <text:list xml:id="list41172428" text:continue-list="list41154231" text:style-name="WW8Num14">
                <text:list-item text:start-value="1">
                  <text:p text:style-name="P40">The user may return to the Customization Screen after viewing simulation results.</text:p>
                </text:list-item>
              </text:list>
            </table:table-cell>
          </table:table-row>
          <table:table-row table:style-name="Table22.1">
            <table:table-cell table:style-name="Table22.A2" office:value-type="string">
              <text:p text:style-name="P33">Normal Flow:</text:p>
            </table:table-cell>
            <table:table-cell table:style-name="Table22.B2" office:value-type="string">
              <text:list xml:id="list41174754" text:continue-list="list41156097" text:style-name="WW8Num13">
                <text:list-item text:start-value="1">
                  <text:p text:style-name="P41">The user stops a simulation early from the Simulation Screen OR the user chooses the Load Simulation results menu option or View Simulation Results menu option from the Customization Screen</text:p>
                </text:list-item>
              </text:list>
            </table:table-cell>
          </table:table-row>
          <table:table-row table:style-name="Table22.1">
            <table:table-cell table:style-name="Table22.A2" office:value-type="string">
              <text:p text:style-name="P33">Alternative Flows:</text:p>
            </table:table-cell>
            <table:table-cell table:style-name="Table22.B2" office:value-type="string">
              <text:p text:style-name="P34">None</text:p>
            </table:table-cell>
          </table:table-row>
          <table:table-row table:style-name="Table22.1">
            <table:table-cell table:style-name="Table22.A2" office:value-type="string">
              <text:p text:style-name="P33">Exceptions:</text:p>
            </table:table-cell>
            <table:table-cell table:style-name="Table22.B2" office:value-type="string">
              <text:p text:style-name="P34">None</text:p>
            </table:table-cell>
          </table:table-row>
          <table:table-row table:style-name="Table22.1">
            <table:table-cell table:style-name="Table22.A2" office:value-type="string">
              <text:p text:style-name="P33">Includes:</text:p>
            </table:table-cell>
            <table:table-cell table:style-name="Table22.B2" office:value-type="string">
              <text:p text:style-name="P34">User has the option to return to UI003 as a postcondition.</text:p>
            </table:table-cell>
          </table:table-row>
          <table:table-row table:style-name="Table22.1">
            <table:table-cell table:style-name="Table22.A2" office:value-type="string">
              <text:p text:style-name="P33">Priority:</text:p>
            </table:table-cell>
            <table:table-cell table:style-name="Table22.B2" office:value-type="string">
              <text:p text:style-name="P34">High</text:p>
            </table:table-cell>
          </table:table-row>
          <table:table-row table:style-name="Table22.1">
            <table:table-cell table:style-name="Table22.A2" office:value-type="string">
              <text:p text:style-name="P33">Frequency of Use:</text:p>
            </table:table-cell>
            <table:table-cell table:style-name="Table22.B2" office:value-type="string">
              <text:p text:style-name="P34">once every 15 minutes</text:p>
            </table:table-cell>
          </table:table-row>
          <table:table-row table:style-name="Table22.1">
            <table:table-cell table:style-name="Table22.A2" office:value-type="string">
              <text:p text:style-name="P33">Business Rules:</text:p>
            </table:table-cell>
            <table:table-cell table:style-name="Table22.B2" office:value-type="string">
              <text:p text:style-name="P34"/>
            </table:table-cell>
          </table:table-row>
          <table:table-row table:style-name="Table22.1">
            <table:table-cell table:style-name="Table22.A2" office:value-type="string">
              <text:p text:style-name="P33">Special Requirements:</text:p>
            </table:table-cell>
            <table:table-cell table:style-name="Table22.B2" office:value-type="string">
              <text:p text:style-name="P34"/>
            </table:table-cell>
          </table:table-row>
          <table:table-row table:style-name="Table22.1">
            <table:table-cell table:style-name="Table22.A2" office:value-type="string">
              <text:p text:style-name="P33">Assumptions:</text:p>
            </table:table-cell>
            <table:table-cell table:style-name="Table22.B2" office:value-type="string">
              <text:p text:style-name="P34">The user will want to view the simulation results and statistics.</text:p>
            </table:table-cell>
          </table:table-row>
          <table:table-row table:style-name="Table22.1">
            <table:table-cell table:style-name="Table22.A15" office:value-type="string">
              <text:p text:style-name="P33">Notes and Issues:</text:p>
            </table:table-cell>
            <table:table-cell table:style-name="Table22.B15" office:value-type="string">
              <text:p text:style-name="P34"/>
            </table:table-cell>
          </table:table-row>
        </table:table>
        <text:p text:style-name="Standard"/>
        <text:p text:style-name="Standard"/>
        <text:h text:style-name="Heading_20_3" text:outline-level="3">Exit Simulation</text:h>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6">Use Case ID:</text:p>
            </table:table-cell>
            <table:table-cell table:style-name="Table23.B1" table:number-columns-spanned="3" office:value-type="string">
              <text:p text:style-name="P37">UI010</text:p>
            </table:table-cell>
            <table:covered-table-cell/>
            <table:covered-table-cell/>
          </table:table-row>
          <table:table-row table:style-name="Table23.1">
            <table:table-cell table:style-name="Table23.A2" office:value-type="string">
              <text:p text:style-name="P36">Use Case Name:</text:p>
            </table:table-cell>
            <table:table-cell table:style-name="Table23.B2" table:number-columns-spanned="3" office:value-type="string">
              <text:p text:style-name="P42">Exit Simulation</text:p>
            </table:table-cell>
            <table:covered-table-cell/>
            <table:covered-table-cell/>
          </table:table-row>
          <table:table-row table:style-name="Table23.1">
            <table:table-cell table:style-name="Table23.A2" office:value-type="string">
              <text:p text:style-name="P36">Created By:</text:p>
            </table:table-cell>
            <table:table-cell table:style-name="Table23.B3" office:value-type="string">
              <text:p text:style-name="P37">Jeffrey Dunn</text:p>
            </table:table-cell>
            <table:table-cell table:style-name="Table23.B3" office:value-type="string">
              <text:p text:style-name="P36">Last Updated By:</text:p>
            </table:table-cell>
            <table:table-cell table:style-name="Table23.D3">
              <text:p text:style-name="P37"/>
            </table:table-cell>
          </table:table-row>
          <table:table-row table:style-name="Table23.1">
            <table:table-cell table:style-name="Table23.A4" office:value-type="string">
              <text:p text:style-name="P36">Date Created:</text:p>
            </table:table-cell>
            <table:table-cell table:style-name="Table23.B4" office:value-type="date" office:date-value="2010-09-26">
              <text:p text:style-name="P37">09/26/10</text:p>
            </table:table-cell>
            <table:table-cell table:style-name="Table23.C4" office:value-type="string">
              <text:p text:style-name="P36">Date Last Updated:</text:p>
            </table:table-cell>
            <table:table-cell table:style-name="Table23.D4" office:value-type="string">
              <text:p text:style-name="P37"/>
            </table:table-cell>
          </table:table-row>
        </table:table>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38">Actors:</text:p>
            </table:table-cell>
            <table:table-cell table:style-name="Table24.B1" office:value-type="string">
              <text:p text:style-name="P39">User</text:p>
            </table:table-cell>
          </table:table-row>
          <table:table-row table:style-name="Table24.1">
            <table:table-cell table:style-name="Table24.A2" office:value-type="string">
              <text:p text:style-name="P33">Description:</text:p>
            </table:table-cell>
            <table:table-cell table:style-name="Table24.B2" office:value-type="string">
              <text:p text:style-name="P34">Exits the game</text:p>
            </table:table-cell>
          </table:table-row>
          <text:soft-page-break/>
          <table:table-row table:style-name="Table24.1">
            <table:table-cell table:style-name="Table24.A2" office:value-type="string">
              <text:p text:style-name="P33">Trigger:</text:p>
            </table:table-cell>
            <table:table-cell table:style-name="Table24.B2" office:value-type="string">
              <text:p text:style-name="P34">The user selects the “Quit” menu option from the Results Screen.</text:p>
            </table:table-cell>
          </table:table-row>
          <table:table-row table:style-name="Table24.1">
            <table:table-cell table:style-name="Table24.A2" office:value-type="string">
              <text:p text:style-name="P33">Preconditions:</text:p>
            </table:table-cell>
            <table:table-cell table:style-name="Table24.B2" office:value-type="string">
              <text:list xml:id="list41155285" text:continue-list="list41172428" text:style-name="WW8Num14">
                <text:list-item text:start-value="1">
                  <text:p text:style-name="P40">The Snow Crash program is running</text:p>
                </text:list-item>
              </text:list>
            </table:table-cell>
          </table:table-row>
          <table:table-row table:style-name="Table24.1">
            <table:table-cell table:style-name="Table24.A2" office:value-type="string">
              <text:p text:style-name="P33">Postconditions:</text:p>
            </table:table-cell>
            <table:table-cell table:style-name="Table24.B2" office:value-type="string">
              <text:list xml:id="list41153245" text:continue-list="list41155285" text:style-name="WW8Num14">
                <text:list-item text:start-value="1">
                  <text:p text:style-name="P40">The Snow Crash program is no longer running</text:p>
                </text:list-item>
              </text:list>
            </table:table-cell>
          </table:table-row>
          <table:table-row table:style-name="Table24.1">
            <table:table-cell table:style-name="Table24.A2" office:value-type="string">
              <text:p text:style-name="P33">Normal Flow:</text:p>
            </table:table-cell>
            <table:table-cell table:style-name="Table24.B2" office:value-type="string">
              <text:list xml:id="list41159395" text:continue-list="list41174754" text:style-name="WW8Num13">
                <text:list-item text:start-value="1">
                  <text:p text:style-name="P41">User selects the “quit” menu option at any point from any screen in the program.</text:p>
                </text:list-item>
              </text:list>
            </table:table-cell>
          </table:table-row>
          <table:table-row table:style-name="Table24.1">
            <table:table-cell table:style-name="Table24.A2" office:value-type="string">
              <text:p text:style-name="P33">Alternative Flows:</text:p>
            </table:table-cell>
            <table:table-cell table:style-name="Table24.B2" office:value-type="string">
              <text:p text:style-name="P34">None</text:p>
            </table:table-cell>
          </table:table-row>
          <table:table-row table:style-name="Table24.1">
            <table:table-cell table:style-name="Table24.A2" office:value-type="string">
              <text:p text:style-name="P33">Exceptions:</text:p>
            </table:table-cell>
            <table:table-cell table:style-name="Table24.B2" office:value-type="string">
              <text:p text:style-name="P34">None</text:p>
            </table:table-cell>
          </table:table-row>
          <table:table-row table:style-name="Table24.1">
            <table:table-cell table:style-name="Table24.A2" office:value-type="string">
              <text:p text:style-name="P33">Includes:</text:p>
            </table:table-cell>
            <table:table-cell table:style-name="Table24.B2" office:value-type="string">
              <text:p text:style-name="P34">None</text:p>
            </table:table-cell>
          </table:table-row>
          <table:table-row table:style-name="Table24.1">
            <table:table-cell table:style-name="Table24.A2" office:value-type="string">
              <text:p text:style-name="P33">Priority:</text:p>
            </table:table-cell>
            <table:table-cell table:style-name="Table24.B2" office:value-type="string">
              <text:p text:style-name="P34">High</text:p>
            </table:table-cell>
          </table:table-row>
          <table:table-row table:style-name="Table24.1">
            <table:table-cell table:style-name="Table24.A2" office:value-type="string">
              <text:p text:style-name="P33">Frequency of Use:</text:p>
            </table:table-cell>
            <table:table-cell table:style-name="Table24.B2" office:value-type="string">
              <text:p text:style-name="P34">once every 15 minutes</text:p>
            </table:table-cell>
          </table:table-row>
          <table:table-row table:style-name="Table24.1">
            <table:table-cell table:style-name="Table24.A2" office:value-type="string">
              <text:p text:style-name="P33">Business Rules:</text:p>
            </table:table-cell>
            <table:table-cell table:style-name="Table24.B2" office:value-type="string">
              <text:p text:style-name="P34"/>
            </table:table-cell>
          </table:table-row>
          <table:table-row table:style-name="Table24.1">
            <table:table-cell table:style-name="Table24.A2" office:value-type="string">
              <text:p text:style-name="P33">Special Requirements:</text:p>
            </table:table-cell>
            <table:table-cell table:style-name="Table24.B2" office:value-type="string">
              <text:p text:style-name="P34"/>
            </table:table-cell>
          </table:table-row>
          <table:table-row table:style-name="Table24.1">
            <table:table-cell table:style-name="Table24.A2" office:value-type="string">
              <text:p text:style-name="P33">Assumptions:</text:p>
            </table:table-cell>
            <table:table-cell table:style-name="Table24.B2" office:value-type="string">
              <text:p text:style-name="P34">The user may decide to stop the game and turn off the computer because of real life priorities. <text:s/>Maybe he has to walk the dog, go to class or pay attention to his girlfriend.</text:p>
            </table:table-cell>
          </table:table-row>
          <table:table-row table:style-name="Table24.1">
            <table:table-cell table:style-name="Table24.A15" office:value-type="string">
              <text:p text:style-name="P33">Notes and Issues:</text:p>
            </table:table-cell>
            <table:table-cell table:style-name="Table24.B15" office:value-type="string">
              <text:p text:style-name="P34"/>
            </table:table-cell>
          </table:table-row>
        </table:table>
        <text:p text:style-name="Standard"/>
        <text:h text:style-name="Heading_20_3" text:outline-level="3">Reset Simulation</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6">Use Case ID:</text:p>
            </table:table-cell>
            <table:table-cell table:style-name="Table25.B1" table:number-columns-spanned="3" office:value-type="string">
              <text:p text:style-name="P37">UI011</text:p>
            </table:table-cell>
            <table:covered-table-cell/>
            <table:covered-table-cell/>
          </table:table-row>
          <table:table-row table:style-name="Table25.1">
            <table:table-cell table:style-name="Table25.A2" office:value-type="string">
              <text:p text:style-name="P36">Use Case Name:</text:p>
            </table:table-cell>
            <table:table-cell table:style-name="Table25.B2" table:number-columns-spanned="3" office:value-type="string">
              <text:p text:style-name="P37">Reset Simulation</text:p>
            </table:table-cell>
            <table:covered-table-cell/>
            <table:covered-table-cell/>
          </table:table-row>
          <table:table-row table:style-name="Table25.1">
            <table:table-cell table:style-name="Table25.A2" office:value-type="string">
              <text:p text:style-name="P36">Created By:</text:p>
            </table:table-cell>
            <table:table-cell table:style-name="Table25.B3" office:value-type="string">
              <text:p text:style-name="P37">Jeffrey Dunn</text:p>
            </table:table-cell>
            <table:table-cell table:style-name="Table25.B3" office:value-type="string">
              <text:p text:style-name="P36">Last Updated By:</text:p>
            </table:table-cell>
            <table:table-cell table:style-name="Table25.D3">
              <text:p text:style-name="P37"/>
            </table:table-cell>
          </table:table-row>
          <table:table-row table:style-name="Table25.1">
            <table:table-cell table:style-name="Table25.A4" office:value-type="string">
              <text:p text:style-name="P36">Date Created:</text:p>
            </table:table-cell>
            <table:table-cell table:style-name="Table25.B4" office:value-type="date" office:date-value="2010-09-26">
              <text:p text:style-name="P37">09/26/10</text:p>
            </table:table-cell>
            <table:table-cell table:style-name="Table25.C4" office:value-type="string">
              <text:p text:style-name="P36">Date Last Updated:</text:p>
            </table:table-cell>
            <table:table-cell table:style-name="Table25.D4" office:value-type="string">
              <text:p text:style-name="P37"/>
            </table:table-cell>
          </table:table-row>
        </table:table>
        <text:p text:style-name="Standard"/>
        <text:p text:style-name="Standard"/>
        <table:table table:name="Table26" table:style-name="Table26">
          <table:table-column table:style-name="Table26.A"/>
          <table:table-column table:style-name="Table26.B"/>
          <table:table-row table:style-name="Table26.1">
            <table:table-cell table:style-name="Table26.A1" office:value-type="string">
              <text:p text:style-name="P38">Actors:</text:p>
            </table:table-cell>
            <table:table-cell table:style-name="Table26.B1" office:value-type="string">
              <text:p text:style-name="P39">User</text:p>
            </table:table-cell>
          </table:table-row>
          <table:table-row table:style-name="Table26.1">
            <table:table-cell table:style-name="Table26.A2" office:value-type="string">
              <text:p text:style-name="P33">Description:</text:p>
            </table:table-cell>
            <table:table-cell table:style-name="Table26.B2" office:value-type="string">
              <text:p text:style-name="P34">Resets the simulation.</text:p>
            </table:table-cell>
          </table:table-row>
          <table:table-row table:style-name="Table26.1">
            <table:table-cell table:style-name="Table26.A2" office:value-type="string">
              <text:p text:style-name="P33">Trigger:</text:p>
            </table:table-cell>
            <table:table-cell table:style-name="Table26.B2" office:value-type="string">
              <text:p text:style-name="P34">The user selects the “Reset” simulation button from the Simulation Screen.</text:p>
            </table:table-cell>
          </table:table-row>
          <table:table-row table:style-name="Table26.1">
            <table:table-cell table:style-name="Table26.A2" office:value-type="string">
              <text:p text:style-name="P33">Preconditions:</text:p>
            </table:table-cell>
            <table:table-cell table:style-name="Table26.B2" office:value-type="string">
              <text:list xml:id="list41176936" text:continue-list="list41153245" text:style-name="WW8Num14">
                <text:list-item text:start-value="1">
                  <text:p text:style-name="P40">The simulation is paused or running in the Simulation Screen.</text:p>
                </text:list-item>
              </text:list>
            </table:table-cell>
          </table:table-row>
          <table:table-row table:style-name="Table26.1">
            <table:table-cell table:style-name="Table26.A2" office:value-type="string">
              <text:p text:style-name="P33">Postconditions:</text:p>
            </table:table-cell>
            <table:table-cell table:style-name="Table26.B2" office:value-type="string">
              <text:list xml:id="list41153876" text:continue-list="list41176936" text:style-name="WW8Num14">
                <text:list-item text:start-value="1">
                  <text:p text:style-name="P40">The simulation results are cleared. <text:s/>The screen switches to the Customization screen.</text:p>
                </text:list-item>
              </text:list>
            </table:table-cell>
          </table:table-row>
          <table:table-row table:style-name="Table26.1">
            <table:table-cell table:style-name="Table26.A2" office:value-type="string">
              <text:p text:style-name="P33">Normal Flow:</text:p>
            </table:table-cell>
            <table:table-cell table:style-name="Table26.B2" office:value-type="string">
              <text:list xml:id="list41164201" text:continue-list="list41159395" text:style-name="WW8Num13">
                <text:list-item text:start-value="1">
                  <text:p text:style-name="P41">The simulation is paused or running in the Simulation Screen.</text:p>
                </text:list-item>
                <text:list-item>
                  <text:p text:style-name="P41">The user presses the “Reset” button.</text:p>
                </text:list-item>
                <text:list-item>
                  <text:p text:style-name="P41">The simulation ends and the screen switches to the Customization Screen.</text:p>
                </text:list-item>
              </text:list>
            </table:table-cell>
          </table:table-row>
          <table:table-row table:style-name="Table26.1">
            <table:table-cell table:style-name="Table26.A2" office:value-type="string">
              <text:p text:style-name="P33">Alternative Flows:</text:p>
            </table:table-cell>
            <table:table-cell table:style-name="Table26.B2" office:value-type="string">
              <text:p text:style-name="P34">None</text:p>
            </table:table-cell>
          </table:table-row>
          <table:table-row table:style-name="Table26.1">
            <table:table-cell table:style-name="Table26.A2" office:value-type="string">
              <text:p text:style-name="P33">Exceptions:</text:p>
            </table:table-cell>
            <table:table-cell table:style-name="Table26.B2" office:value-type="string">
              <text:p text:style-name="P34">None</text:p>
            </table:table-cell>
          </table:table-row>
          <table:table-row table:style-name="Table26.1">
            <table:table-cell table:style-name="Table26.A2" office:value-type="string">
              <text:p text:style-name="P33">Includes:</text:p>
            </table:table-cell>
            <table:table-cell table:style-name="Table26.B2" office:value-type="string">
              <text:p text:style-name="P34">None</text:p>
            </table:table-cell>
          </table:table-row>
          <table:table-row table:style-name="Table26.1">
            <table:table-cell table:style-name="Table26.A2" office:value-type="string">
              <text:p text:style-name="P33">Priority:</text:p>
            </table:table-cell>
            <table:table-cell table:style-name="Table26.B2" office:value-type="string">
              <text:p text:style-name="P34">High</text:p>
            </table:table-cell>
          </table:table-row>
          <table:table-row table:style-name="Table26.1">
            <table:table-cell table:style-name="Table26.A2" office:value-type="string">
              <text:p text:style-name="P33">Frequency of Use:</text:p>
            </table:table-cell>
            <table:table-cell table:style-name="Table26.B2" office:value-type="string">
              <text:p text:style-name="P34">once every 15 minutes</text:p>
            </table:table-cell>
          </table:table-row>
          <text:soft-page-break/>
          <table:table-row table:style-name="Table26.1">
            <table:table-cell table:style-name="Table26.A2" office:value-type="string">
              <text:p text:style-name="P33">Business Rules:</text:p>
            </table:table-cell>
            <table:table-cell table:style-name="Table26.B2" office:value-type="string">
              <text:p text:style-name="P34"/>
            </table:table-cell>
          </table:table-row>
          <table:table-row table:style-name="Table26.1">
            <table:table-cell table:style-name="Table26.A2" office:value-type="string">
              <text:p text:style-name="P33">Special Requirements:</text:p>
            </table:table-cell>
            <table:table-cell table:style-name="Table26.B2" office:value-type="string">
              <text:p text:style-name="P34"/>
            </table:table-cell>
          </table:table-row>
          <table:table-row table:style-name="Table26.1">
            <table:table-cell table:style-name="Table26.A2" office:value-type="string">
              <text:p text:style-name="P33">Assumptions:</text:p>
            </table:table-cell>
            <table:table-cell table:style-name="Table26.B2" office:value-type="string">
              <text:p text:style-name="P34">The user may wish to restart the simulation.</text:p>
            </table:table-cell>
          </table:table-row>
          <table:table-row table:style-name="Table26.1">
            <table:table-cell table:style-name="Table26.A15" office:value-type="string">
              <text:p text:style-name="P33">Notes and Issues:</text:p>
            </table:table-cell>
            <table:table-cell table:style-name="Table26.B15" office:value-type="string">
              <text:p text:style-name="P34"/>
            </table:table-cell>
          </table:table-row>
        </table:table>
        <text:p text:style-name="P30"/>
        <text:h text:style-name="Heading_20_2" text:outline-level="2"/>
        <text:h text:style-name="Heading_20_1" text:outline-level="1"><text:s/>Structural Model</text:h>
        <text:p text:style-name="P24">This section discusses project risks and the approach to managing them.</text:p>
        <text:h text:style-name="Heading_20_2" text:outline-level="2"><text:s/>Class/Object List<text:bookmark-start text:name="OLE_LINK1"/><text:bookmark-start text:name="OLE_LINK2"/></text:h>
        <text:p text:style-name="P24"><text:bookmark-end text:name="OLE_LINK1"/><text:bookmark-end text:name="OLE_LINK2"/></text:p>
        <text:h text:style-name="Heading_20_2" text:outline-level="2"><text:s/>Class Diagram</text:h>
        <text:p text:style-name="P25"/>
        <text:h text:style-name="Heading_20_1" text:outline-level="1"><text:s/>Behavioral Model and Description </text:h>
        <text:p text:style-name="P24">The manner in which staff is organized and the mechanisms for reporting are noted.</text:p>
        <text:h text:style-name="Heading_20_2" text:outline-level="2">Description for software behavior</text:h>
        <text:p text:style-name="Standard"/>
        <text:h text:style-name="Heading_20_2" text:outline-level="2"><text:s/>State Transition Diagrams</text:h>
        <text:p text:style-name="Standard"/>
        <text:h text:style-name="Heading_20_1" text:outline-level="1"><text:s/>Requirements Definition </text:h>
        <text:p text:style-name="P24">Each requirement is defined by:</text:p>
        <text:list xml:id="list39682695" text:style-name="L1">
          <text:list-item>
            <text:p text:style-name="P48">Req. #: This is a unique id for this requirement.</text:p>
          </text:list-item>
          <text:list-item>
            <text:p text:style-name="P48">PR: Release</text:p>
            <text:list>
              <text:list-item>
                <text:p text:style-name="P48"><text:soft-page-break/>0.0: Base-lined requirements</text:p>
              </text:list-item>
              <text:list-item>
                <text:p text:style-name="P48">0.1: Configuration screen requirements</text:p>
              </text:list-item>
              <text:list-item>
                <text:p text:style-name="P48">0.2: Simulation screen requirements</text:p>
              </text:list-item>
              <text:list-item>
                <text:p text:style-name="P48">0.3: Results screen requirements</text:p>
              </text:list-item>
            </text:list>
          </text:list-item>
          <text:list-item>
            <text:p text:style-name="P48">Category: Type of requirement</text:p>
            <text:list>
              <text:list-item>
                <text:p text:style-name="P48">File I/O: File Input/Output requirement</text:p>
              </text:list-item>
              <text:list-item>
                <text:p text:style-name="P48">General: Overall requirement</text:p>
              </text:list-item>
              <text:list-item>
                <text:p text:style-name="P48">Mechanics: Simulation mechanics requirement</text:p>
              </text:list-item>
              <text:list-item>
                <text:p text:style-name="P48">UI: User Interface requirement</text:p>
              </text:list-item>
              <text:list-item>
                <text:p text:style-name="P48">Use Case: Use case defined requirement</text:p>
              </text:list-item>
            </text:list>
          </text:list-item>
          <text:list-item>
            <text:p text:style-name="P48">Requirement: The text of the requirement.</text:p>
          </text:list-item>
        </text:list>
        <text:p text:style-name="P24"/>
        <text:h text:style-name="Heading_20_2" text:outline-level="2">Functional Requirements </text:h>
        <text:p text:style-name="P3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Req. #</text:p>
            </table:table-cell>
            <table:table-cell table:style-name="Table3.A1" office:value-type="string">
              <text:p text:style-name="P12">PR</text:p>
            </table:table-cell>
            <table:table-cell table:style-name="Table3.A1" office:value-type="string">
              <text:p text:style-name="P12">Category</text:p>
            </table:table-cell>
            <table:table-cell table:style-name="Table3.A1" office:value-type="string">
              <text:p text:style-name="P13">Requirement</text:p>
            </table:table-cell>
          </table:table-row>
          <table:table-row table:style-name="Table3.1">
            <table:table-cell table:style-name="Table3.A1" office:value-type="string">
              <text:p text:style-name="P10">101</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create critter templates.</text:p>
            </table:table-cell>
          </table:table-row>
          <table:table-row table:style-name="Table3.1">
            <table:table-cell table:style-name="Table3.A1" office:value-type="string">
              <text:p text:style-name="P10">102</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modify critter template traits.</text:p>
            </table:table-cell>
          </table:table-row>
          <table:table-row table:style-name="Table3.1">
            <table:table-cell table:style-name="Table3.A1" office:value-type="string">
              <text:p text:style-name="P10">103</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export all current critter templates.</text:p>
            </table:table-cell>
          </table:table-row>
          <table:table-row table:style-name="Table3.5">
            <table:table-cell table:style-name="Table3.A1" office:value-type="string">
              <text:p text:style-name="P10">104</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import saved critter templates from an earlier session.</text:p>
            </table:table-cell>
          </table:table-row>
          <table:table-row table:style-name="Table3.5">
            <table:table-cell table:style-name="Table3.A1" office:value-type="string">
              <text:p text:style-name="P10">106</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load the saved results of a completed simulation.</text:p>
            </table:table-cell>
          </table:table-row>
          <table:table-row table:style-name="Table3.1">
            <table:table-cell table:style-name="Table3.A1" office:value-type="string">
              <text:p text:style-name="P10">107</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name critter templates.</text:p>
            </table:table-cell>
          </table:table-row>
          <table:table-row table:style-name="Table3.1">
            <table:table-cell table:style-name="Table3.A1" office:value-type="string">
              <text:p text:style-name="P10">108</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software shall provide a help menu for the user to reference.</text:p>
            </table:table-cell>
          </table:table-row>
          <table:table-row table:style-name="Table3.1">
            <table:table-cell table:style-name="Table3.A1" office:value-type="string">
              <text:p text:style-name="P10">109</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reset to default configurations.</text:p>
            </table:table-cell>
          </table:table-row>
          <table:table-row table:style-name="Table3.1">
            <table:table-cell table:style-name="Table3.A1" office:value-type="string">
              <text:p text:style-name="P10">110</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software shall provide a means for exiting the application.</text:p>
            </table:table-cell>
          </table:table-row>
          <table:table-row table:style-name="Table3.5">
            <table:table-cell table:style-name="Table3.A1" office:value-type="string">
              <text:p text:style-name="P10">111</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configure the size of the simulation world and the duration of the simulation (in ticks).</text:p>
            </table:table-cell>
          </table:table-row>
          <text:soft-page-break/>
          <table:table-row table:style-name="Table3.5">
            <table:table-cell table:style-name="Table3.A1" office:value-type="string">
              <text:p text:style-name="P10">112</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include a subset of all critter templates to be used in the simulation.</text:p>
            </table:table-cell>
          </table:table-row>
          <table:table-row table:style-name="Table3.5">
            <table:table-cell table:style-name="Table3.A1" office:value-type="string">
              <text:p text:style-name="P10">113</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apply or cancel changes to critter template traits.</text:p>
            </table:table-cell>
          </table:table-row>
          <table:table-row table:style-name="Table3.1">
            <table:table-cell table:style-name="Table3.A1" office:value-type="string">
              <text:p text:style-name="P10">114</text:p>
            </table:table-cell>
            <table:table-cell table:style-name="Table3.A1" office:value-type="string">
              <text:p text:style-name="P10">0.1</text:p>
            </table:table-cell>
            <table:table-cell table:style-name="Table3.A1" office:value-type="string">
              <text:p text:style-name="P10">USE CASE</text:p>
            </table:table-cell>
            <table:table-cell table:style-name="Table3.A1" office:value-type="string">
              <text:p text:style-name="P11">The configuration screen shall allow the user to delete critter templates.</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
            </table:table-cell>
          </table:table-row>
          <table:table-row table:style-name="Table3.1">
            <table:table-cell table:style-name="Table3.A1" office:value-type="string">
              <text:p text:style-name="P10">115</text:p>
            </table:table-cell>
            <table:table-cell table:style-name="Table3.A1" office:value-type="string">
              <text:p text:style-name="P10">0.1</text:p>
            </table:table-cell>
            <table:table-cell table:style-name="Table3.A1" office:value-type="string">
              <text:p text:style-name="P10">FILE I/O</text:p>
            </table:table-cell>
            <table:table-cell table:style-name="Table3.A1" office:value-type="string">
              <text:p text:style-name="P11">The import and export functionality shall use the JSON format.</text:p>
            </table:table-cell>
          </table:table-row>
          <table:table-row table:style-name="Table3.5">
            <table:table-cell table:style-name="Table3.A1" office:value-type="string">
              <text:p text:style-name="P10">116</text:p>
            </table:table-cell>
            <table:table-cell table:style-name="Table3.A1" office:value-type="string">
              <text:p text:style-name="P10">0.1</text:p>
            </table:table-cell>
            <table:table-cell table:style-name="Table3.A1" office:value-type="string">
              <text:p text:style-name="P10">FILE I/O</text:p>
            </table:table-cell>
            <table:table-cell table:style-name="Table3.A1" office:value-type="string">
              <text:p text:style-name="P11">The import functionality shall rename duplicated critter templates by appending a number (1, then 2, then 3, etc.).</text:p>
            </table:table-cell>
          </table:table-row>
          <table:table-row table:style-name="Table3.5">
            <table:table-cell table:style-name="Table3.A1" office:value-type="string">
              <text:p text:style-name="P10">117</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configuration screen shall consist of four parts: the critter template list, the critter template traits panel, the world configuration panel, and the simulation panel.</text:p>
            </table:table-cell>
          </table:table-row>
          <table:table-row table:style-name="Table3.5">
            <table:table-cell table:style-name="Table3.A1" office:value-type="string">
              <text:p text:style-name="P10">118</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simulation panel shall consist of a Play/Pause button, a Stop button, and a timer that shows the current tick and full duration (in ticks).</text:p>
            </table:table-cell>
          </table:table-row>
          <table:table-row table:style-name="Table3.5">
            <table:table-cell table:style-name="Table3.A1" office:value-type="string">
              <text:p text:style-name="P10">119</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configuration screen shall enforce trait ranges by using sliders and/or combo boxes. </text:p>
            </table:table-cell>
          </table:table-row>
          <table:table-row table:style-name="Table3.5">
            <table:table-cell table:style-name="Table3.A1" office:value-type="string">
              <text:p text:style-name="P10">120</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All panels shall provide scroll bars, as necessary, when there is more information to display than real estate to display it in.</text:p>
            </table:table-cell>
          </table:table-row>
          <table:table-row table:style-name="Table3.5">
            <table:table-cell table:style-name="Table3.A1" office:value-type="string">
              <text:p text:style-name="P10">121</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critter template traits panel shall display each of the critter template's traits and the icon to be used on the simulation map.</text:p>
            </table:table-cell>
          </table:table-row>
          <table:table-row table:style-name="Table3.5">
            <table:table-cell table:style-name="Table3.A1" office:value-type="string">
              <text:p text:style-name="P10">122</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critter template traits panel and the world configuration panel shall have an Apply button and a Cancel button.</text:p>
            </table:table-cell>
          </table:table-row>
          <table:table-row table:style-name="Table3.5">
            <table:table-cell table:style-name="Table3.A1" office:value-type="string">
              <text:p text:style-name="P10">123</text:p>
            </table:table-cell>
            <table:table-cell table:style-name="Table3.A1" office:value-type="string">
              <text:p text:style-name="P10">0.1</text:p>
            </table:table-cell>
            <table:table-cell table:style-name="Table3.A1" office:value-type="string">
              <text:p text:style-name="P10">UI</text:p>
            </table:table-cell>
            <table:table-cell table:style-name="Table3.A1" office:value-type="string">
              <text:p text:style-name="P11">The window-size of the program shall be adjustable from a minimum size of 800x600 pixels</text:p>
            </table:table-cell>
          </table:table-row>
          <table:table-row table:style-name="Table3.26">
            <table:table-cell table:style-name="Table3.A1" office:value-type="string">
              <text:p text:style-name="P10">124</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The software shall recognize the following critter template traits: size (large, medium, or small), vision (1-5), speed (1-5), camouflage (1-5), combat (1-5), endurance (1-5), and age.</text:p>
            </table:table-cell>
          </table:table-row>
          <table:table-row table:style-name="Table3.1">
            <table:table-cell table:style-name="Table3.A1" office:value-type="string">
              <text:p text:style-name="P10">125</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Each critter template shall have a minimum and maximum bound for each trait.</text:p>
            </table:table-cell>
          </table:table-row>
          <table:table-row table:style-name="Table3.5">
            <table:table-cell table:style-name="Table3.A1" office:value-type="string">
              <text:p text:style-name="P10">126</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The software shall define an allocation pool for assigning trait values to a critter template.</text:p>
            </table:table-cell>
          </table:table-row>
          <table:table-row table:style-name="Table3.1">
            <table:table-cell table:style-name="Table3.A1" office:value-type="string">
              <text:p text:style-name="P10">127</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Each critter's allocation pool starts at 20 points.</text:p>
            </table:table-cell>
          </table:table-row>
          <table:table-row table:style-name="Table3.5">
            <table:table-cell table:style-name="Table3.A1" office:value-type="string">
              <text:p text:style-name="P10">128</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Each trait starts at one; moving the slider to the left one unit costs one allocation point, up to four points.</text:p>
            </table:table-cell>
          </table:table-row>
          <table:table-row table:style-name="Table3.1">
            <table:table-cell table:style-name="Table3.A1" office:value-type="string">
              <text:p text:style-name="P10">129</text:p>
            </table:table-cell>
            <table:table-cell table:style-name="Table3.A1" office:value-type="string">
              <text:p text:style-name="P10">0.1</text:p>
            </table:table-cell>
            <table:table-cell table:style-name="Table3.A1" office:value-type="string">
              <text:p text:style-name="P10">MECHANICS</text:p>
            </table:table-cell>
            <table:table-cell table:style-name="Table3.A1" office:value-type="string">
              <text:p text:style-name="P11">The software shall support three critter prototypes: plants, prey, and predators.</text:p>
            </table:table-cell>
          </table:table-row>
          <table:table-row table:style-name="Table3.1">
            <table:table-cell table:style-name="Table3.A1" office:value-type="string">
              <text:p text:style-name="P10">120</text:p>
            </table:table-cell>
            <table:table-cell table:style-name="Table3.A1" office:value-type="string">
              <text:p text:style-name="P10">0.1</text:p>
            </table:table-cell>
            <table:table-cell table:style-name="Table3.A1" office:value-type="string">
              <text:p text:style-name="P10">GENERAL</text:p>
            </table:table-cell>
            <table:table-cell table:style-name="Table3.A1" office:value-type="string">
              <text:p text:style-name="P11">The software shall support the English language.</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
            </table:table-cell>
          </table:table-row>
          <table:table-row table:style-name="Table3.1">
            <table:table-cell table:style-name="Table3.A1" office:value-type="string">
              <text:p text:style-name="P10">201</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configuration screen shall allow the user to start a simulation.</text:p>
            </table:table-cell>
          </table:table-row>
          <table:table-row table:style-name="Table3.1">
            <table:table-cell table:style-name="Table3.A1" office:value-type="string">
              <text:p text:style-name="P10">202</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pause a <text:soft-page-break/>simulation.</text:p>
            </table:table-cell>
          </table:table-row>
          <table:table-row table:style-name="Table3.1">
            <table:table-cell table:style-name="Table3.A1" office:value-type="string">
              <text:p text:style-name="P10">203</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resume a paused simulation.</text:p>
            </table:table-cell>
          </table:table-row>
          <table:table-row table:style-name="Table3.5">
            <table:table-cell table:style-name="Table3.A1" office:value-type="string">
              <text:p text:style-name="P10">204</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go back to the configuration screen. <text:s/>This aborts the current simulations.</text:p>
            </table:table-cell>
          </table:table-row>
          <table:table-row table:style-name="Table3.5">
            <table:table-cell table:style-name="Table3.A1" office:value-type="string">
              <text:p text:style-name="P10">205</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stop a simulation. <text:s/>This immediately takes the user to the results screen without completing the simulation.</text:p>
            </table:table-cell>
          </table:table-row>
          <table:table-row table:style-name="Table3.26">
            <table:table-cell table:style-name="Table3.A1" office:value-type="string">
              <text:p text:style-name="P10">206</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skip to the end of the simulation. <text:s/>This simulates the remainder of the simulation per the user's input on the configuration screen. <text:s/>It then proceeds to the results screen.</text:p>
            </table:table-cell>
          </table:table-row>
          <table:table-row table:style-name="Table3.1">
            <table:table-cell table:style-name="Table3.A1" office:value-type="string">
              <text:p text:style-name="P10">207</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simulation screen shall allow the user to save the active simulation.</text:p>
            </table:table-cell>
          </table:table-row>
          <table:table-row table:style-name="Table3.5">
            <table:table-cell table:style-name="Table3.A1" office:value-type="string">
              <text:p text:style-name="P10">208</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When the user saves a simulation, the software shall pause the application before saving.</text:p>
            </table:table-cell>
          </table:table-row>
          <table:table-row table:style-name="Table3.1">
            <table:table-cell table:style-name="Table3.A1" office:value-type="string">
              <text:p text:style-name="P10">209</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When the simulation completes, the software shall advance to the results screen.</text:p>
            </table:table-cell>
          </table:table-row>
          <table:table-row table:style-name="Table3.26">
            <table:table-cell table:style-name="Table3.A1" office:value-type="string">
              <text:p text:style-name="P10">210</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When an existing simulation is loaded from relevant screens, the software shall present the user with the simulation in the simulation screen; and the simulation shall be in the paused state.</text:p>
            </table:table-cell>
          </table:table-row>
          <table:table-row table:style-name="Table3.1">
            <table:table-cell table:style-name="Table3.A1" office:value-type="string">
              <text:p text:style-name="P10">211</text:p>
            </table:table-cell>
            <table:table-cell table:style-name="Table3.A1" office:value-type="string">
              <text:p text:style-name="P10">0.2</text:p>
            </table:table-cell>
            <table:table-cell table:style-name="Table3.A1" office:value-type="string">
              <text:p text:style-name="P10">USE CASE</text:p>
            </table:table-cell>
            <table:table-cell table:style-name="Table3.A1" office:value-type="string">
              <text:p text:style-name="P11">The configuration screen shall allow the user to load a saved simulation.</text:p>
            </table:table-cell>
          </table:table-row>
          <table:table-row table:style-name="Table3.5">
            <table:table-cell table:style-name="Table3.A1" office:value-type="string">
              <text:p text:style-name="P10">212</text:p>
            </table:table-cell>
            <table:table-cell table:style-name="Table3.A1" office:value-type="string">
              <text:p text:style-name="P10">0.2</text:p>
            </table:table-cell>
            <table:table-cell table:style-name="Table3.A1" office:value-type="string">
              <text:p text:style-name="P10">FILE I/O</text:p>
            </table:table-cell>
            <table:table-cell table:style-name="Table3.A1" office:value-type="string">
              <text:p text:style-name="P11">The save simulation functionality shall capture all world and critter data, and all active critter templates.</text:p>
            </table:table-cell>
          </table:table-row>
          <table:table-row table:style-name="Table3.5">
            <table:table-cell table:style-name="Table3.A1" office:value-type="string">
              <text:p text:style-name="P10">213</text:p>
            </table:table-cell>
            <table:table-cell table:style-name="Table3.A1" office:value-type="string">
              <text:p text:style-name="P10">0.2</text:p>
            </table:table-cell>
            <table:table-cell table:style-name="Table3.A1" office:value-type="string">
              <text:p text:style-name="P10">FILE I/O</text:p>
            </table:table-cell>
            <table:table-cell table:style-name="Table3.A1" office:value-type="string">
              <text:p text:style-name="P11">The load simulation functionality shall restore all world and critter data, and all previously active critter templates.</text:p>
            </table:table-cell>
          </table:table-row>
          <table:table-row table:style-name="Table3.5">
            <table:table-cell table:style-name="Table3.A1" office:value-type="string">
              <text:p text:style-name="P10">214</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simulation screen shall consist of three parts: the world view, the console view, and the simulation panel.</text:p>
            </table:table-cell>
          </table:table-row>
          <table:table-row table:style-name="Table3.1">
            <table:table-cell table:style-name="Table3.A1" office:value-type="string">
              <text:p text:style-name="P10">215</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simulation panel shall appear and function the same on each screen.</text:p>
            </table:table-cell>
          </table:table-row>
          <table:table-row table:style-name="Table3.1">
            <table:table-cell table:style-name="Table3.A1" office:value-type="string">
              <text:p text:style-name="P10">216</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console view shall timestamp each message with the tick number.</text:p>
            </table:table-cell>
          </table:table-row>
          <table:table-row table:style-name="Table3.1">
            <table:table-cell table:style-name="Table3.A1" office:value-type="string">
              <text:p text:style-name="P10">217</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console view shall log the following events: eating, reproduction, and starvation.</text:p>
            </table:table-cell>
          </table:table-row>
          <table:table-row table:style-name="Table3.1">
            <table:table-cell table:style-name="Table3.A1" office:value-type="string">
              <text:p text:style-name="P10">218</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software shall maintain only events from the last ten ticks.</text:p>
            </table:table-cell>
          </table:table-row>
          <table:table-row table:style-name="Table3.5">
            <table:table-cell table:style-name="Table3.A1" office:value-type="string">
              <text:p text:style-name="P10">219</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The world view shall display a grid with sprites representing each of the critter templates defined by the user.</text:p>
            </table:table-cell>
          </table:table-row>
          <table:table-row table:style-name="Table3.1">
            <table:table-cell table:style-name="Table3.A1" office:value-type="string">
              <text:p text:style-name="P10">220</text:p>
            </table:table-cell>
            <table:table-cell table:style-name="Table3.A1" office:value-type="string">
              <text:p text:style-name="P10">0.2</text:p>
            </table:table-cell>
            <table:table-cell table:style-name="Table3.A1" office:value-type="string">
              <text:p text:style-name="P10">UI</text:p>
            </table:table-cell>
            <table:table-cell table:style-name="Table3.A1" office:value-type="string">
              <text:p text:style-name="P11">All buttons that display an image shall have tooltips.</text:p>
            </table:table-cell>
          </table:table-row>
          <table:table-row table:style-name="Table3.1">
            <table:table-cell table:style-name="Table3.A1" office:value-type="string">
              <text:p text:style-name="P10">221</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Plants shall regenerate health every tick.</text:p>
            </table:table-cell>
          </table:table-row>
          <table:table-row table:style-name="Table3.1">
            <table:table-cell table:style-name="Table3.A1" office:value-type="string">
              <text:p text:style-name="P10"/>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Critters shall perform one of the following actions every tick: eat, reproduce, move.</text:p>
            </table:table-cell>
          </table:table-row>
          <text:soft-page-break/>
          <table:table-row table:style-name="Table3.26">
            <table:table-cell table:style-name="Table3.A1" office:value-type="string">
              <text:p text:style-name="P10">223</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a predator eats a prey, the prey shall be removed and the predator shall take the prey's location. <text:s/>If the predator does not eat the prey, they shall retain their pre-tick locations. <text:s/>It gains the health value of the Prey, up to its own max health.</text:p>
            </table:table-cell>
          </table:table-row>
          <table:table-row table:style-name="Table3.26">
            <table:table-cell table:style-name="Table3.A1" office:value-type="string">
              <text:p text:style-name="P10">224</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two critters reproduce, the offspring shall be placed at an adjacent location, if one is available. <text:s/>If no adjacent locations are available, the critters cannot reproduce. </text:p>
            </table:table-cell>
          </table:table-row>
          <table:table-row table:style-name="Table3.1">
            <table:table-cell table:style-name="Table3.A1" office:value-type="string">
              <text:p text:style-name="P10">225</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software shall restrict the world to a square.</text:p>
            </table:table-cell>
          </table:table-row>
          <table:table-row table:style-name="Table3.5">
            <table:table-cell table:style-name="Table3.A1" office:value-type="string">
              <text:p text:style-name="P10">226</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software shall restrict the population of the world to 70% of the total spaces in the world when initialized.</text:p>
            </table:table-cell>
          </table:table-row>
          <table:table-row table:style-name="Table3.5">
            <table:table-cell table:style-name="Table3.A1" office:value-type="string">
              <text:p text:style-name="P10">227</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default size of the world is 50x50. <text:s/>The max size of the world is 100x100. <text:s/>The minimum size of the world is 20x20. <text:s/></text:p>
            </table:table-cell>
          </table:table-row>
          <table:table-row table:style-name="Table3.5">
            <table:table-cell table:style-name="Table3.A1" office:value-type="string">
              <text:p text:style-name="P10">228</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minimum number of critter templates per world is 1. <text:s/>The minimum number of critters per world is 2 per critter template except for plants which can be 1.</text:p>
            </table:table-cell>
          </table:table-row>
          <table:table-row table:style-name="Table3.1">
            <table:table-cell table:style-name="Table3.A1" office:value-type="string">
              <text:p text:style-name="P10">229</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Each critter will fit in one square. <text:s/>Only one critter may occupy a square.</text:p>
            </table:table-cell>
          </table:table-row>
          <table:table-row table:style-name="Table3.1">
            <table:table-cell table:style-name="Table3.A1" office:value-type="string">
              <text:p text:style-name="P10">230</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Initial critter populations are placed randomly throughout the world on initialization.</text:p>
            </table:table-cell>
          </table:table-row>
          <table:table-row table:style-name="Table3.26">
            <table:table-cell table:style-name="Table3.A1" office:value-type="string">
              <text:p text:style-name="P10">231</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Plant state logic is as follows: If a plant has &gt; 75% health and the reproducing cooldown is up, then it reproduces. <text:s/>If there is another plant in range, the plant will reproduce with that other plant, else it reproduces on their own. <text:s/>Else it grows.</text:p>
            </table:table-cell>
          </table:table-row>
          <table:table-row table:style-name="Table3.65">
            <table:table-cell table:style-name="Table3.A1" office:value-type="string">
              <text:p text:style-name="P10">232</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Prey state logic is as follows: If a prey has &gt; 75% health and another prey is within range with &gt; 75% health, then they reproduce. <text:s/>Else if there is a Plant within range and it's health is below 75%, the Prey eats the Plant. <text:s/>If there is no Plant in range, it moves in a random direction as far as it can.</text:p>
            </table:table-cell>
          </table:table-row>
          <table:table-row table:style-name="Table3.65">
            <table:table-cell table:style-name="Table3.A1" office:value-type="string">
              <text:p text:style-name="P10">234</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Predator state logic is as follows: If a Predator has &gt; 75% health and another Predator is within range with &gt; 75% health, then they reproduce. <text:s/>Else if there is a Prey within range and it's health is below 75%, the Predator eats the Prey. <text:s/>If there is no Prey in range, it moves in a random direction as far as it can.</text:p>
            </table:table-cell>
          </table:table-row>
          <table:table-row table:style-name="Table3.67">
            <table:table-cell table:style-name="Table3.A1" office:value-type="string">
              <text:p text:style-name="P10">235</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a Prey eats a Plant, it does not have to eat the entire Plant and can simply deduct as much health as it eats. <text:s/>If the Plant dies due to being eaten, then the Prey takes the place of the Plant on the world. <text:s/>If the Plant does not die and there is a free space adjacent to it, then the Prey takes the closest space and occupies it. <text:s/>If there is no adjacent space, the Prey does not eat and remains where it is.</text:p>
            </table:table-cell>
          </table:table-row>
          <table:table-row table:style-name="Table3.1">
            <table:table-cell table:style-name="Table3.A1" office:value-type="string">
              <text:p text:style-name="P10">236</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a Plant self-reproduces, it creates a clone of itself.</text:p>
            </table:table-cell>
          </table:table-row>
          <table:table-row table:style-name="Table3.5">
            <table:table-cell table:style-name="Table3.A1" office:value-type="string">
              <text:p text:style-name="P10">237</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a critter reproduces with another of it's species, each critter passes on one random value of every trait pair to the offspring. </text:p>
            </table:table-cell>
          </table:table-row>
          <text:soft-page-break/>
          <table:table-row table:style-name="Table3.5">
            <table:table-cell table:style-name="Table3.A1" office:value-type="string">
              <text:p text:style-name="P10">238</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When critters reproduces, the parents sacrifice half their health to produce an offspring and the offspring starts with 75% of the sacrificed health.</text:p>
            </table:table-cell>
          </table:table-row>
          <table:table-row table:style-name="Table3.26">
            <table:table-cell table:style-name="Table3.A1" office:value-type="string">
              <text:p text:style-name="P10">239</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mechanics of whether a Predator catches a Prey are a function of spotting the Prey and then catching and defeating it, modified by the critters' constitution, vision, speed, combat, and size.</text:p>
            </table:table-cell>
          </table:table-row>
          <table:table-row table:style-name="Table3.1">
            <table:table-cell table:style-name="Table3.A1" office:value-type="string">
              <text:p text:style-name="P10">240</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Critters can only reproduce with critters of the same template.</text:p>
            </table:table-cell>
          </table:table-row>
          <table:table-row table:style-name="Table3.1">
            <table:table-cell table:style-name="Table3.A1" office:value-type="string">
              <text:p text:style-name="P10">241</text:p>
            </table:table-cell>
            <table:table-cell table:style-name="Table3.A1" office:value-type="string">
              <text:p text:style-name="P10">0.2</text:p>
            </table:table-cell>
            <table:table-cell table:style-name="Table3.A1" office:value-type="string">
              <text:p text:style-name="P10">MECHANICS</text:p>
            </table:table-cell>
            <table:table-cell table:style-name="Table3.A1" office:value-type="string">
              <text:p text:style-name="P11">The default number of ticks is 10.</text:p>
            </table:table-cell>
          </table:table-row>
          <table:table-row table:style-name="Table3.1">
            <table:table-cell table:style-name="Table3.A1" office:value-type="string">
              <text:p text:style-name="P10">242</text:p>
            </table:table-cell>
            <table:table-cell table:style-name="Table3.A1" office:value-type="string">
              <text:p text:style-name="P10">0.2</text:p>
            </table:table-cell>
            <table:table-cell table:style-name="Table3.A1" office:value-type="string">
              <text:p text:style-name="P10">GENERAL</text:p>
            </table:table-cell>
            <table:table-cell table:style-name="Table3.A1" office:value-type="string">
              <text:p text:style-name="P11">The user shall be warned that if they leave the simulation screen then all unsaved data will be lost.</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
            </table:table-cell>
          </table:table-row>
          <table:table-row table:style-name="Table3.1">
            <table:table-cell table:style-name="Table3.A1" office:value-type="string">
              <text:p text:style-name="P10">301</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simulation screen shall display an inactive results tab.</text:p>
            </table:table-cell>
          </table:table-row>
          <table:table-row table:style-name="Table3.1">
            <table:table-cell table:style-name="Table3.A1" office:value-type="string">
              <text:p text:style-name="P10">302</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results screen shall activate the results tab.</text:p>
            </table:table-cell>
          </table:table-row>
          <table:table-row table:style-name="Table3.5">
            <table:table-cell table:style-name="Table3.A1" office:value-type="string">
              <text:p text:style-name="P10">303</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results tab shall receive focus when the software advances to the results screen.</text:p>
            </table:table-cell>
          </table:table-row>
          <table:table-row table:style-name="Table3.5">
            <table:table-cell table:style-name="Table3.A1" office:value-type="string">
              <text:p text:style-name="P10">304</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results screen shall retain the world view and the console view from the simulation screen.</text:p>
            </table:table-cell>
          </table:table-row>
          <table:table-row table:style-name="Table3.5">
            <table:table-cell table:style-name="Table3.A1" office:value-type="string">
              <text:p text:style-name="P10">305</text:p>
            </table:table-cell>
            <table:table-cell table:style-name="Table3.A1" office:value-type="string">
              <text:p text:style-name="P10">0.3</text:p>
            </table:table-cell>
            <table:table-cell table:style-name="Table3.A1" office:value-type="string">
              <text:p text:style-name="P10">FILE I/O</text:p>
            </table:table-cell>
            <table:table-cell table:style-name="Table3.A1" office:value-type="string">
              <text:p text:style-name="P11">The software shall save events to a log as they occur. <text:s/>The log shall be named based on the start time of the simulation.</text:p>
            </table:table-cell>
          </table:table-row>
          <table:table-row table:style-name="Table3.67">
            <table:table-cell table:style-name="Table3.A1" office:value-type="string">
              <text:p text:style-name="P10">306</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results tab shall display each active template, its original population size, its result population size, the number of times the template's instances reproduce, the average life length of the template's instances, and genetic drift. <text:s/>Genetic drift is defined as the change between the templates' instances' average trait values at the beginning and end of the simulation.</text:p>
            </table:table-cell>
          </table:table-row>
          <table:table-row table:style-name="Table3.1">
            <table:table-cell table:style-name="Table3.A1" office:value-type="string">
              <text:p text:style-name="P10">307</text:p>
            </table:table-cell>
            <table:table-cell table:style-name="Table3.A1" office:value-type="string">
              <text:p text:style-name="P10">0.3</text:p>
            </table:table-cell>
            <table:table-cell table:style-name="Table3.A1" office:value-type="string">
              <text:p text:style-name="P10">USE CASE</text:p>
            </table:table-cell>
            <table:table-cell table:style-name="Table3.A1" office:value-type="string">
              <text:p text:style-name="P11">The results screen shall allow the user to save the results of the simulation,</text:p>
            </table:table-cell>
          </table:table-row>
          <table:table-row table:style-name="Table3.5">
            <table:table-cell table:style-name="Table3.A1" office:value-type="string">
              <text:p text:style-name="P10">308</text:p>
            </table:table-cell>
            <table:table-cell table:style-name="Table3.A1" office:value-type="string">
              <text:p text:style-name="P10">0.3</text:p>
            </table:table-cell>
            <table:table-cell table:style-name="Table3.A1" office:value-type="string">
              <text:p text:style-name="P10">USE CASE</text:p>
            </table:table-cell>
            <table:table-cell table:style-name="Table3.A1" office:value-type="string">
              <text:p text:style-name="P11">The results screen shall allow the user to return to the configuration screen with all template data intact.</text:p>
            </table:table-cell>
          </table:table-row>
          <table:table-row table:style-name="Table3.5">
            <table:table-cell table:style-name="Table3.A1" office:value-type="string">
              <text:p text:style-name="P10">309</text:p>
            </table:table-cell>
            <table:table-cell table:style-name="Table3.A1" office:value-type="string">
              <text:p text:style-name="P10">0.3</text:p>
            </table:table-cell>
            <table:table-cell table:style-name="Table3.A1" office:value-type="string">
              <text:p text:style-name="P10">USE CASE</text:p>
            </table:table-cell>
            <table:table-cell table:style-name="Table3.A1" office:value-type="string">
              <text:p text:style-name="P11">The results screen shall allow the user to view the entire events log from the simulation.</text:p>
            </table:table-cell>
          </table:table-row>
          <table:table-row table:style-name="Table3.5">
            <table:table-cell table:style-name="Table3.A1" office:value-type="string">
              <text:p text:style-name="P10">310</text:p>
            </table:table-cell>
            <table:table-cell table:style-name="Table3.A1" office:value-type="string">
              <text:p text:style-name="P10">0.3</text:p>
            </table:table-cell>
            <table:table-cell table:style-name="Table3.A1" office:value-type="string">
              <text:p text:style-name="P10">UI</text:p>
            </table:table-cell>
            <table:table-cell table:style-name="Table3.A1" office:value-type="string">
              <text:p text:style-name="P11">The events log, upon user request, shall be displayed in a modal pop-up window with a text area and scroll bars.</text:p>
            </table:table-cell>
          </table:table-row>
        </table:table>
        <text:p text:style-name="Normal_20__28_Web_29_"/>
        <text:h text:style-name="Heading_20_2" text:outline-level="2">Non-Functional Requirement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Req. #</text:p>
            </table:table-cell>
            <table:table-cell table:style-name="Table4.A1" office:value-type="string">
              <text:p text:style-name="P12">PR</text:p>
            </table:table-cell>
            <table:table-cell table:style-name="Table4.A1" office:value-type="string">
              <text:p text:style-name="P12">Category</text:p>
            </table:table-cell>
            <table:table-cell table:style-name="Table4.A1" office:value-type="string">
              <text:p text:style-name="P13">Description</text:p>
            </table:table-cell>
          </table:table-row>
          <table:table-row table:style-name="Table4.1">
            <table:table-cell table:style-name="Table4.A1" office:value-type="string">
              <text:p text:style-name="P10">1</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packaged in a JAR file</text:p>
            </table:table-cell>
          </table:table-row>
          <table:table-row table:style-name="Table4.3">
            <table:table-cell table:style-name="Table4.A1" office:value-type="string">
              <text:p text:style-name="P10">2</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tested on Windows 7, version 6.1 (build 7600) 32- and 64- bit.</text:p>
            </table:table-cell>
          </table:table-row>
          <table:table-row table:style-name="Table4.3">
            <table:table-cell table:style-name="Table4.A1" office:value-type="string">
              <text:p text:style-name="P10">3</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tested on Windows Vista, version 6.0 Service Pack 2 (SP2) (Build 6002) 64-bit.</text:p>
            </table:table-cell>
          </table:table-row>
          <text:soft-page-break/>
          <table:table-row table:style-name="Table4.1">
            <table:table-cell table:style-name="Table4.A1" office:value-type="string">
              <text:p text:style-name="P10">4</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tested on Windows XP, version 5.1 Service Pack 3 (SP3) 32-bit</text:p>
            </table:table-cell>
          </table:table-row>
          <table:table-row table:style-name="Table4.1">
            <table:table-cell table:style-name="Table4.A1" office:value-type="string">
              <text:p text:style-name="P10">5</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tested on MacOS 10.6 32- and 64-bit</text:p>
            </table:table-cell>
          </table:table-row>
          <table:table-row table:style-name="Table4.3">
            <table:table-cell table:style-name="Table4.A1" office:value-type="string">
              <text:p text:style-name="P10">6</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tested on Ubuntu Linux, version Lucid Lynx (10.04) using Linux Kernel 2.6.32 64-bit.</text:p>
            </table:table-cell>
          </table:table-row>
          <table:table-row table:style-name="Table4.1">
            <table:table-cell table:style-name="Table4.A1" office:value-type="string">
              <text:p text:style-name="P10">7</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Java platform for all testing shall be Sun Java, version 1.6.0.22 (or greater)</text:p>
            </table:table-cell>
          </table:table-row>
          <table:table-row table:style-name="Table4.3">
            <table:table-cell table:style-name="Table4.A1" office:value-type="string">
              <text:p text:style-name="P10">8</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platform the program runs on shall have a minimum resolution of 800x600 pixels</text:p>
            </table:table-cell>
          </table:table-row>
          <table:table-row table:style-name="Table4.3">
            <table:table-cell table:style-name="Table4.A1" office:value-type="string">
              <text:p text:style-name="P10">9</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licensed under the Artistic License version 2.0 in accordance with the SPMP.</text:p>
            </table:table-cell>
          </table:table-row>
          <table:table-row table:style-name="Table4.3">
            <table:table-cell table:style-name="Table4.A1" office:value-type="string">
              <text:p text:style-name="P10">10</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oftware shall be expected to run on any OS and hardware platform (both 32-bit and 64-bit) that fully supports and uses Sun Java version 1.6.0.22 (or greater)</text:p>
            </table:table-cell>
          </table:table-row>
          <table:table-row table:style-name="Table4.1">
            <table:table-cell table:style-name="Table4.A1" office:value-type="string">
              <text:p text:style-name="P10">11</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Exceptions that can't be handled by the software are logged to a local error.log file.</text:p>
            </table:table-cell>
          </table:table-row>
          <table:table-row table:style-name="Table4.3">
            <table:table-cell table:style-name="Table4.A1" office:value-type="string">
              <text:p text:style-name="P10">12</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User input data shall be validated and the user presented with an error if they input invalid data.</text:p>
            </table:table-cell>
          </table:table-row>
          <table:table-row table:style-name="Table4.3">
            <table:table-cell table:style-name="Table4.A1" office:value-type="string">
              <text:p text:style-name="P10">13</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Local exception handlers shall be included for all file handling conditions and the exception will be propagated to the user in some form.</text:p>
            </table:table-cell>
          </table:table-row>
          <table:table-row table:style-name="Table4.3">
            <table:table-cell table:style-name="Table4.A1" office:value-type="string">
              <text:p text:style-name="P10">14</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The system real-time clock shall trigger a tick no sooner than every second (or when the previous tick is completed) by default.</text:p>
            </table:table-cell>
          </table:table-row>
          <table:table-row table:style-name="Table4.3">
            <table:table-cell table:style-name="Table4.A1" office:value-type="string">
              <text:p text:style-name="P10">15</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For all output files, the software shall require a minimum of 5GB available storage space.</text:p>
            </table:table-cell>
          </table:table-row>
          <table:table-row table:style-name="Table4.3">
            <table:table-cell table:style-name="Table4.A1" office:value-type="string">
              <text:p text:style-name="P10">16</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Performance shall scale according to system resources (available memory, processor, etc)</text:p>
            </table:table-cell>
          </table:table-row>
          <table:table-row table:style-name="Table4.3">
            <table:table-cell table:style-name="Table4.A1" office:value-type="string">
              <text:p text:style-name="P10">17</text:p>
            </table:table-cell>
            <table:table-cell table:style-name="Table4.A1" office:value-type="string">
              <text:p text:style-name="P10">0.0</text:p>
            </table:table-cell>
            <table:table-cell table:style-name="Table4.A1" office:value-type="string">
              <text:p text:style-name="P10">NON-FUNCT</text:p>
            </table:table-cell>
            <table:table-cell table:style-name="Table4.A1" office:value-type="string">
              <text:p text:style-name="P11">Additional requirements not covered by the functional specification are considered “gold-plated” and will be addressed in a new revision.</text:p>
            </table:table-cell>
          </table:table-row>
        </table:table>
        <text:p text:style-name="P27"/>
        <text:p text:style-name="P27"/>
        <text:h text:style-name="Heading_20_1" text:outline-level="1"><text:soft-page-break/><text:s/>Appendix</text:h>
        <text:h text:style-name="Heading_20_2" text:outline-level="2">Total Hours</text:h>
        <text:p text:style-name="Standard"><draw:frame draw:style-name="fr1" draw:name="Object2" text:anchor-type="paragraph" svg:x="0.2291in" svg:y="0.002in" svg:width="3.9693in" svg:height="2.0736in" draw:z-index="0"><draw:object xlink:href="./Object 2" xlink:type="simple" xlink:show="embed" xlink:actuate="onLoad"/><draw:image xlink:href="./ObjectReplacements/Object 2" xlink:type="simple" xlink:show="embed" xlink:actuate="onLoad"/></draw:frame></text:p>
        <text:h text:style-name="Heading_20_2" text:outline-level="2">Hours Broken Down</text:h>
        <text:h text:style-name="P43" text:outline-level="2" text:is-list-header="true"><draw:frame draw:style-name="fr1" draw:name="Object3" text:anchor-type="paragraph" svg:x="0.2445in" svg:y="-0.0272in" svg:width="6.1575in" svg:height="1.8854in" draw:z-index="1"><draw:object xlink:href="./Object 3" xlink:type="simple" xlink:show="embed" xlink:actuate="onLoad"/><draw:image xlink:href="./ObjectReplacements/Object 3" xlink:type="simple" xlink:show="embed" xlink:actuate="onLoad"/></draw:frame></text:h>
        <text:p text:style-name="P26"/>
        <text:h text:style-name="P43" text:outline-level="2"><text:s/>Post Mortem</text:h>
        <text:p text:style-name="P26"/>
        <text:h text:style-name="Heading_20_2" text:outline-level="2">Gantt Chart</text:h>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Requirements Specification (SRS)</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15</text:page-number></text:span><text:span text:style-name="MT2"> of </text:span><text:span text:style-name="MT3"><text:page-count style:num-format="1">22</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0-27T21:05:20.75</dc:date>
    <meta:print-date>2009-07-16T08:27:00</meta:print-date>
    <meta:editing-cycles>215</meta:editing-cycles>
    <meta:editing-duration>PT30H01M47S</meta:editing-duration>
    <dc:creator>Dale Earnest</dc:creator>
    <meta:document-statistic meta:table-count="27" meta:image-count="0" meta:object-count="2" meta:page-count="22" meta:paragraph-count="987" meta:word-count="5070" meta:character-count="29666"/>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08in solid #000000"/>
    </style:style>
    <style:style style:name="ce4"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Deliverable </text:p>
          </table:table-cell>
          <table:table-cell table:style-name="ce4" office:value-type="string">
            <text:p>Estimated Hours </text:p>
          </table:table-cell>
          <table:table-cell table:style-name="ce4"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office:value-type="float" office:value="57">
            <text:p>57</text:p>
          </table:table-cell>
        </table:table-row>
        <table:table-row table:style-name="ro3">
          <table:table-cell office:value-type="string">
            <text:p>SPMP </text:p>
          </table:table-cell>
          <table:table-cell office:value-type="float" office:value="40">
            <text:p>40</text:p>
          </table:table-cell>
          <table:table-cell office:value-type="float" office:value="62">
            <text:p>62</text:p>
          </table:table-cell>
        </table:table-row>
        <table:table-row table:style-name="ro2">
          <table:table-cell office:value-type="string">
            <text:p>SRS </text:p>
          </table:table-cell>
          <table:table-cell office:value-type="float" office:value="60">
            <text:p>60</text:p>
          </table:table-cell>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row table:style-name="ro4">
          <table:table-cell table:style-name="ce3" office:value-type="string">
            <text:p>Totals</text:p>
          </table:table-cell>
          <table:table-cell table:style-name="ce3" table:formula="of:=SUM([.B1:.B9])" office:value-type="float" office:value="290">
            <text:p>290</text:p>
          </table:table-cell>
          <table:table-cell table:style-name="ce3" table:formula="of:=SUM([.C1:.C9])" office:value-type="float" office:value="182">
            <text:p>18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0">10/20/2010</text:date>, <text:time>12:5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table:number-columns-repeated="2" office:value-type="float" office:value="1">
            <text:p>1</text:p>
          </table:table-cell>
          <table:table-cell office:value-type="float" office:value="12">
            <text:p>12</text:p>
          </table:table-cell>
          <table:table-cell office:value-type="float" office:value="4">
            <text:p>4</text:p>
          </table:table-cell>
          <table:table-cell table:formula="of:=SUM ([.B4:.E4])" office:value-type="float" office:value="18">
            <text:p>18</text:p>
          </table:table-cell>
        </table:table-row>
        <table:table-row table:style-name="ro2">
          <table:table-cell office:value-type="string">
            <text:p>Prototype (coding) </text:p>
          </table:table-cell>
          <table:table-cell office:value-type="float" office:value="1">
            <text:p>1</text:p>
          </table:table-cell>
          <table:table-cell table:number-columns-repeated="3" office:value-type="float" office:value="0">
            <text:p>0</text:p>
          </table:table-cell>
          <table:table-cell table:formula="of:=SUM ([.B5:.E5])" office:value-type="float" office:value="1">
            <text:p>1</text:p>
          </table:table-cell>
        </table:table-row>
        <table:table-row table:style-name="ro2">
          <table:table-cell office:value-type="string">
            <text:p>Prototype (drawings) </text:p>
          </table:table-cell>
          <table:table-cell table:number-columns-repeated="2" office:value-type="float" office:value="1">
            <text:p>1</text:p>
          </table:table-cell>
          <table:table-cell table:number-columns-repeated="2" office:value-type="float" office:value="0">
            <text:p>0</text:p>
          </table:table-cell>
          <table:table-cell table:formula="of:=SUM ([.B6:.E6])" office:value-type="float" office:value="2">
            <text:p>2</text:p>
          </table:table-cell>
        </table:table-row>
        <table:table-row table:style-name="ro2">
          <table:table-cell office:value-type="string">
            <text:p>Project Proposal </text:p>
          </table:table-cell>
          <table:table-cell table:number-columns-repeated="4" office:value-type="float" office:value="0">
            <text:p>0</text:p>
          </table:table-cell>
          <table:table-cell table:formula="of:=SUM ([.B7:.E7])" office:value-type="float" office:value="0">
            <text:p>0</text:p>
          </table:table-cell>
        </table:table-row>
        <table:table-row table:style-name="ro2">
          <table:table-cell office:value-type="string">
            <text:p>Document Editing </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3">
            <text:p>3</text:p>
          </table:table-cell>
          <table:table-cell table:formula="of:=SUM ([.B8:.E8])" office:value-type="float" office:value="13">
            <text:p>13</text:p>
          </table:table-cell>
        </table:table-row>
        <table:table-row table:style-name="ro2">
          <table:table-cell office:value-type="string">
            <text:p>Document Review </text:p>
          </table:table-cell>
          <table:table-cell table:number-columns-repeated="4" office:value-type="float" office:value="1">
            <text:p>1</text:p>
          </table:table-cell>
          <table:table-cell table:formula="of:=SUM ([.B9:.E9])" office:value-type="float" office:value="4">
            <text:p>4</text:p>
          </table:table-cell>
        </table:table-row>
        <table:table-row table:style-name="ro2">
          <table:table-cell office:value-type="string">
            <text:p>Total Hours </text:p>
          </table:table-cell>
          <table:table-cell table:style-name="ce5" table:formula="of:=SUM ([.B2:.B9])" office:value-type="float" office:value="12">
            <text:p>12</text:p>
          </table:table-cell>
          <table:table-cell table:style-name="ce5" table:formula="of:=SUM ([.C2:.C9])" office:value-type="float" office:value="17">
            <text:p>17</text:p>
          </table:table-cell>
          <table:table-cell table:style-name="ce5" table:formula="of:=SUM ([.D2:.D9])" office:value-type="float" office:value="19">
            <text:p>19</text:p>
          </table:table-cell>
          <table:table-cell table:style-name="ce5" table:formula="of:=SUM ([.E2:.E9])" office:value-type="float" office:value="14">
            <text:p>14</text:p>
          </table:table-cell>
          <table:table-cell table:formula="of:=SUM ([.F2:.F9])" office:value-type="float" office:value="62">
            <text:p>6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0">10/20/2010</text:date>, <text:time>12:55:49</text:time></text:p>
        </style:region-right>
      </style:header>
      <style:header-left style:display="false"/>
      <style:footer>
        <text:p>Page <text:page-number>1</text:page-number> / <text:page-count>99</text:page-count></text:p>
      </style:footer>
      <style:footer-left style:display="false"/>
    </style:master-page>
  </office:master-styles>
</office:document-styles>
</file>